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55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669999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669999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9999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release_na</text:p>
          </table:table-cell>
          <table:table-cell table:style-name="ce3" office:value-type="string" calcext:value-type="string">
            <text:p>release_eu</text:p>
          </table:table-cell>
          <table:table-cell table:style-name="ce6" office:value-type="string" calcext:value-type="string">
            <text:p>publisher</text:p>
          </table:table-cell>
          <table:table-cell table:style-name="ce6" office:value-type="string" calcext:value-type="string">
            <text:p>developer</text:p>
          </table:table-cell>
          <table:table-cell table:style-name="ce6" office:value-type="string" calcext:value-type="string">
            <text:p>players</text:p>
          </table:table-cell>
          <table:table-cell table:style-name="ce6" office:value-type="string" calcext:value-type="string">
            <text:p>multiplayer_mode</text:p>
          </table:table-cell>
          <table:table-cell table:style-name="ce6" office:value-type="string" calcext:value-type="string">
            <text:p>genre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10-Yard Fight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5-12-06" calcext:value-type="date">
            <text:p>1985-12-06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4" office:value-type="date" office:date-value="1986-11-01" calcext:value-type="date">
            <text:p>1986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43: The Battle of Midway</text:p>
          </table:table-cell>
          <table:table-cell table:style-name="ce4" office:value-type="date" office:date-value="1988-10-01" calcext:value-type="date">
            <text:p>1988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3-D Battles of WorldRunner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20°</text:p>
          </table:table-cell>
          <table:table-cell table:style-name="ce4" office:value-type="date" office:date-value="1989-11-01" calcext:value-type="date">
            <text:p>1989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 Eyes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x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adox</text:p>
          </table:table-cell>
          <table:table-cell table:style-name="ce4" office:value-type="date" office:date-value="1990-03-01" calcext:value-type="date">
            <text:p>1990-03-01</text:p>
          </table:table-cell>
          <table:table-cell table:style-name="ce4" office:value-type="date" office:date-value="1988-04-06" calcext:value-type="date">
            <text:p>1988-04-06</text:p>
          </table:table-cell>
          <table:table-cell office:value-type="string" calcext:value-type="string">
            <text:p>Milton Bradley Comp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Addams Family</text:p>
          </table:table-cell>
          <table:table-cell table:number-columns-repeated="2"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Ocean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Addams Family: Pugsley's Scavenger Hunt</text:p>
          </table:table-cell>
          <table:table-cell table:style-name="ce4" office:value-type="date" office:date-value="1993-08-01" calcext:value-type="date">
            <text:p>1993-08-01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Ocean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 Dungeons &amp; Dragons: DragonStrike</text:p>
          </table:table-cell>
          <table:table-cell table:style-name="ce4" office:value-type="date" office:date-value="1992-07-01" calcext:value-type="date">
            <text:p>1992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 Dungeons &amp; Dragons: Heroes of the Lance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 Dungeons &amp; Dragons: Hillsfar</text:p>
          </table:table-cell>
          <table:table-cell table:style-name="ce4" office:value-type="date" office:date-value="1993-02-01" calcext:value-type="date">
            <text:p>1993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 Dungeons &amp; Dragons: Pool of Radiance</text:p>
          </table:table-cell>
          <table:table-cell table:style-name="ce4" office:value-type="date" office:date-value="1992-04-01" calcext:value-type="date">
            <text:p>1992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enture Island</text:p>
          </table:table-cell>
          <table:table-cell table:style-name="ce4" office:value-type="date" office:date-value="1988-09-01" calcext:value-type="date">
            <text:p>1988-09-01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enture Island II</text:p>
          </table:table-cell>
          <table:table-cell table:style-name="ce4" office:value-type="date" office:date-value="1991-02-01" calcext:value-type="date">
            <text:p>1991-02-01</text:p>
          </table:table-cell>
          <table:table-cell table:style-name="ce4" office:value-type="date" office:date-value="1992-07-22" calcext:value-type="date">
            <text:p>1992-07-22</text:p>
          </table:table-cell>
          <table:table-cell office:value-type="string" calcext:value-type="string">
            <text:p>Hudson Soft (NA/EU)|Mattel (A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enture Island 3</text:p>
          </table:table-cell>
          <table:table-cell table:style-name="ce4" office:value-type="date" office:date-value="1992-09-01" calcext:value-type="date">
            <text:p>1992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entures in the Magic Kingdom</text:p>
          </table:table-cell>
          <table:table-cell table:style-name="ce4" office:value-type="date" office:date-value="1990-06-01" calcext:value-type="date">
            <text:p>1990-06-01</text:p>
          </table:table-cell>
          <table:table-cell table:style-name="ce4" office:value-type="date" office:date-value="1992-12-10" calcext:value-type="date">
            <text:p>1992-12-10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Adventures of Bayou Billy</text:p>
          </table:table-cell>
          <table:table-cell table:style-name="ce4" office:value-type="date" office:date-value="1989-06-01" calcext:value-type="date">
            <text:p>1989-06-01</text:p>
          </table:table-cell>
          <table:table-cell table:style-name="ce4" office:value-type="date" office:date-value="1991-01-24" calcext:value-type="date">
            <text:p>1991-01-24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entures of Dino Riki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Adventures of Gilligan's Island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entures of Lolo</text:p>
          </table:table-cell>
          <table:table-cell table:style-name="ce4" office:value-type="date" office:date-value="1989-04-01" calcext:value-type="date">
            <text:p>1989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entures of Lolo 2</text:p>
          </table:table-cell>
          <table:table-cell table:style-name="ce4" office:value-type="date" office:date-value="1990-03-01" calcext:value-type="date">
            <text:p>1990-03-01</text:p>
          </table:table-cell>
          <table:table-cell table:style-name="ce4" office:value-type="date" office:date-value="1991-02-21" calcext:value-type="date">
            <text:p>1991-02-21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entures of Lolo 3</text:p>
          </table:table-cell>
          <table:table-cell table:style-name="ce4" office:value-type="date" office:date-value="1991-09-01" calcext:value-type="date">
            <text:p>1991-09-01</text:p>
          </table:table-cell>
          <table:table-cell table:style-name="ce4" office:value-type="date" office:date-value="1992-05-27" calcext:value-type="date">
            <text:p>1992-05-27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Adventures of Rad Gravity</text:p>
          </table:table-cell>
          <table:table-cell table:style-name="ce4" office:value-type="date" office:date-value="1990-12-01" calcext:value-type="date">
            <text:p>1990-12-01</text:p>
          </table:table-cell>
          <table:table-cell table:style-name="ce4" office:value-type="date" office:date-value="1991-05-30" calcext:value-type="date">
            <text:p>1991-05-30</text:p>
          </table:table-cell>
          <table:table-cell office:value-type="string" calcext:value-type="string">
            <text:p>Activision (NA)|Mattel (AU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Adventures of Rocky and Bullwinkle and Friends</text:p>
          </table:table-cell>
          <table:table-cell table:style-name="ce4" office:value-type="date" office:date-value="1992-12-01" calcext:value-type="date">
            <text:p>1992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Adventures of Tom Sawyer</text:p>
          </table:table-cell>
          <table:table-cell table:style-name="ce4" office:value-type="date" office:date-value="1989-08-01" calcext:value-type="date">
            <text:p>1989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E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 Fortress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wolf</text:p>
          </table:table-cell>
          <table:table-cell table:style-name="ce4" office:value-type="date" office:date-value="1989-06-01" calcext:value-type="date">
            <text:p>1989-06-01</text:p>
          </table:table-cell>
          <table:table-cell table:style-name="ce4" office:value-type="date" office:date-value="1988-01-01" calcext:value-type="date">
            <text:p>1988-01-01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 Unser Jr.'s Turbo Racing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fred Chicken</text:p>
          </table:table-cell>
          <table:table-cell table:style-name="ce4" office:value-type="date" office:date-value="1994-02-01" calcext:value-type="date">
            <text:p>1994-02-01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en3</text:p>
          </table:table-cell>
          <table:table-cell table:style-name="ce4" office:value-type="date" office:date-value="1993-03-01" calcext:value-type="date">
            <text:p>1993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-Pro Basketball</text:p>
          </table:table-cell>
          <table:table-cell table:style-name="ce4" office:value-type="date" office:date-value="1989-12-01" calcext:value-type="date">
            <text:p>1989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c Tok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 Mission</text:p>
          </table:table-cell>
          <table:table-cell table:style-name="ce4" office:value-type="date" office:date-value="1987-10-01" calcext:value-type="date">
            <text:p>1987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agon</text:p>
          </table:table-cell>
          <table:table-cell table:style-name="ce4" office:value-type="date" office:date-value="1989-04-01" calcext:value-type="date">
            <text:p>1989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a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Gladiators</text:p>
          </table:table-cell>
          <table:table-cell table:style-name="ce4" office:value-type="date" office:date-value="1991-10-01" calcext:value-type="date">
            <text:p>1991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icipation</text:p>
          </table:table-cell>
          <table:table-cell table:style-name="ce4" office:value-type="date" office:date-value="1988-11-01" calcext:value-type="date">
            <text:p>1988-11-01</text:p>
          </table:table-cell>
          <table:table-cell table:style-name="ce4" office:value-type="date" office:date-value="1989-10-25" calcext:value-type="date">
            <text:p>1989-10-2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h Rivals</text:p>
          </table:table-cell>
          <table:table-cell table:style-name="ce4" office:value-type="date" office:date-value="1990-11-01" calcext:value-type="date">
            <text:p>1990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hon</text:p>
          </table:table-cell>
          <table:table-cell table:style-name="ce4" office:value-type="date" office:date-value="1989-12-01" calcext:value-type="date">
            <text:p>1989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kanoid</text:p>
          </table:table-cell>
          <table:table-cell table:style-name="ce4" office:value-type="date" office:date-value="1987-08-01" calcext:value-type="date">
            <text:p>1987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kista's Ring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a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terix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Infogrames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tyanax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hena</text:p>
          </table:table-cell>
          <table:table-cell table:style-name="ce4" office:value-type="date" office:date-value="1987-08-01" calcext:value-type="date">
            <text:p>1987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hletic World</text:p>
          </table:table-cell>
          <table:table-cell table:style-name="ce4" office:value-type="date" office:date-value="1987-06-18" calcext:value-type="date">
            <text:p>1987-06-18</text:p>
          </table:table-cell>
          <table:table-cell table:style-name="ce4" office:value-type="date" office:date-value="1988-06-15" calcext:value-type="date">
            <text:p>1988-06-15</text:p>
          </table:table-cell>
          <table:table-cell office:value-type="string" calcext:value-type="string">
            <text:p>Bandai (NA)|Nintendo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ack of the Killer Tomatoes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sie Rules Footy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Laser Beam Entertainment (A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 to the Future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 to the Future Part II &amp; III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d Dudes Vs. DragonNinja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 (NA)|Ocean Software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d News Baseball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d Street Brawler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att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loon Fight</text:p>
          </table:table-cell>
          <table:table-cell table:style-name="ce4" office:value-type="date" office:date-value="1986-08-01" calcext:value-type="date">
            <text:p>1986-08-01</text:p>
          </table:table-cell>
          <table:table-cell table:style-name="ce4" office:value-type="date" office:date-value="1986-12-15" calcext:value-type="date">
            <text:p>1986-12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a Prince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2-02-01" calcext:value-type="date">
            <text:p>1992-02-01</text:p>
          </table:table-cell>
          <table:table-cell office:value-type="string" calcext:value-type="string">
            <text:p>Takara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ai Golf: Challenge Pebble Beach</text:p>
          </table:table-cell>
          <table:table-cell table:style-name="ce4" office:value-type="date" office:date-value="1989-02-01" calcext:value-type="date">
            <text:p>1989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it Kings of Ancient China</text:p>
          </table:table-cell>
          <table:table-cell table:style-name="ce4" office:value-type="date" office:date-value="1990-12-01" calcext:value-type="date">
            <text:p>1990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bie</text:p>
          </table:table-cell>
          <table:table-cell table:style-name="ce4" office:value-type="date" office:date-value="1991-11-01" calcext:value-type="date">
            <text:p>1991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Bard's Tale</text:p>
          </table:table-cell>
          <table:table-cell table:style-name="ce4" office:value-type="date" office:date-value="1991-11-01" calcext:value-type="date">
            <text:p>1991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ker Bill's Trick Shooting</text:p>
          </table:table-cell>
          <table:table-cell table:style-name="ce4" office:value-type="date" office:date-value="1990-08-01" calcext:value-type="date">
            <text:p>1990-08-01</text:p>
          </table:table-cell>
          <table:table-cell table:style-name="ce4" office:value-type="date" office:date-value="1991-06-27" calcext:value-type="date">
            <text:p>1991-06-27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 Wars</text:p>
          </table:table-cell>
          <table:table-cell table:style-name="ce4" office:value-type="date" office:date-value="1991-06-01" calcext:value-type="date">
            <text:p>1991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ball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6-09-01" calcext:value-type="date">
            <text:p>1986-09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ball Simulator 1.000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ulture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ball Stars</text:p>
          </table:table-cell>
          <table:table-cell table:style-name="ce4" office:value-type="date" office:date-value="1989-07-01" calcext:value-type="date">
            <text:p>1989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ball Stars 2</text:p>
          </table:table-cell>
          <table:table-cell table:style-name="ce4" office:value-type="date" office:date-value="1992-07-01" calcext:value-type="date">
            <text:p>1992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Romst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s Loaded</text:p>
          </table:table-cell>
          <table:table-cell table:style-name="ce4" office:value-type="date" office:date-value="1988-07-01" calcext:value-type="date">
            <text:p>1988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s Loaded II: Second Season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s Loaded 3</text:p>
          </table:table-cell>
          <table:table-cell table:style-name="ce4" office:value-type="date" office:date-value="1991-09-01" calcext:value-type="date">
            <text:p>1991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s Loaded 4</text:p>
          </table:table-cell>
          <table:table-cell table:style-name="ce4" office:value-type="date" office:date-value="1993-04-01" calcext:value-type="date">
            <text:p>1993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man</text:p>
          </table:table-cell>
          <table:table-cell table:style-name="ce4" office:value-type="date" office:date-value="1990-02-01" calcext:value-type="date">
            <text:p>1990-02-01</text:p>
          </table:table-cell>
          <table:table-cell table:style-name="ce4" office:value-type="date" office:date-value="1990-09-14" calcext:value-type="date">
            <text:p>1990-09-14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man Returns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man: Return of the Joker</text:p>
          </table:table-cell>
          <table:table-cell table:style-name="ce4" office:value-type="date" office:date-value="1991-12-01" calcext:value-type="date">
            <text:p>1991-12-01</text:p>
          </table:table-cell>
          <table:table-cell table:style-name="ce4" office:value-type="date" office:date-value="1992-11-19" calcext:value-type="date">
            <text:p>1992-11-19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le Chess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Battle of Olympus</text:p>
          </table:table-cell>
          <table:table-cell table:style-name="ce4" office:value-type="date" office:date-value="1989-12-01" calcext:value-type="date">
            <text:p>1989-12-01</text:p>
          </table:table-cell>
          <table:table-cell table:style-name="ce4" office:value-type="date" office:date-value="1991-09-26" calcext:value-type="date">
            <text:p>1991-09-26</text:p>
          </table:table-cell>
          <table:table-cell office:value-type="string" calcext:value-type="string">
            <text:p>Brøderbund (NA)|Imagineer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le Tank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bsolute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leship</text:p>
          </table:table-cell>
          <table:table-cell table:style-name="ce4" office:value-type="date" office:date-value="1993-09-01" calcext:value-type="date">
            <text:p>1993-09-01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letoads</text:p>
          </table:table-cell>
          <table:table-cell table:style-name="ce4" office:value-type="date" office:date-value="1991-06-01" calcext:value-type="date">
            <text:p>1991-06-01</text:p>
          </table:table-cell>
          <table:table-cell table:style-name="ce4" office:value-type="date" office:date-value="1993-02-18" calcext:value-type="date">
            <text:p>1993-02-18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letoads &amp; Double Dragon</text:p>
          </table:table-cell>
          <table:table-cell table:style-name="ce4" office:value-type="date" office:date-value="1993-06-01" calcext:value-type="date">
            <text:p>1993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etlejuice</text:p>
          </table:table-cell>
          <table:table-cell table:style-name="ce4" office:value-type="date" office:date-value="1991-05-01" calcext:value-type="date">
            <text:p>1991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st of the Best: Championship Karate</text:p>
          </table:table-cell>
          <table:table-cell table:style-name="ce4" office:value-type="date" office:date-value="1992-12-01" calcext:value-type="date">
            <text:p>1992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Electro Brain (NA)|Loriciels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foot</text:p>
          </table:table-cell>
          <table:table-cell table:style-name="ce4" office:value-type="date" office:date-value="1990-08-01" calcext:value-type="date">
            <text:p>1990-08-01</text:p>
          </table:table-cell>
          <table:table-cell table:style-name="ce4" office:value-type="date" office:date-value="1991-01-24" calcext:value-type="date">
            <text:p>1991-01-24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l &amp; Ted's Excellent Video Game Adventure</text:p>
          </table:table-cell>
          <table:table-cell table:style-name="ce4" office:value-type="date" office:date-value="1991-04-01" calcext:value-type="date">
            <text:p>1991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l Elliott's NASCAR Challenge</text:p>
          </table:table-cell>
          <table:table-cell table:style-name="ce4" office:value-type="date" office:date-value="1991-12-01" calcext:value-type="date">
            <text:p>1991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nic Commando</text:p>
          </table:table-cell>
          <table:table-cell table:style-name="ce4" office:value-type="date" office:date-value="1988-12-01" calcext:value-type="date">
            <text:p>1988-12-01</text:p>
          </table:table-cell>
          <table:table-cell table:style-name="ce4" office:value-type="date" office:date-value="1990-10-26" calcext:value-type="date">
            <text:p>1990-10-26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Black Bass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ot 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des of Steel</text:p>
          </table:table-cell>
          <table:table-cell table:style-name="ce4" office:value-type="date" office:date-value="1988-12-01" calcext:value-type="date">
            <text:p>1988-12-01</text:p>
          </table:table-cell>
          <table:table-cell table:style-name="ce4" office:value-type="date" office:date-value="1990-11-23" calcext:value-type="date">
            <text:p>1990-11-23</text:p>
          </table:table-cell>
          <table:table-cell office:value-type="string" calcext:value-type="string">
            <text:p>Konami (NA/EU)|Mattel (A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ster Master</text:p>
          </table:table-cell>
          <table:table-cell table:style-name="ce4" office:value-type="date" office:date-value="1988-11-01" calcext:value-type="date">
            <text:p>1988-11-01</text:p>
          </table:table-cell>
          <table:table-cell table:style-name="ce4" office:value-type="date" office:date-value="1991-04-25" calcext:value-type="date">
            <text:p>1991-04-25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Blue Marlin</text:p>
          </table:table-cell>
          <table:table-cell table:style-name="ce4" office:value-type="date" office:date-value="1992-07-01" calcext:value-type="date">
            <text:p>1992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ot-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Blues Brothers</text:p>
          </table:table-cell>
          <table:table-cell table:style-name="ce4" office:value-type="date" office:date-value="1992-09-01" calcext:value-type="date">
            <text:p>1992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itus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 Jackson Baseball</text:p>
          </table:table-cell>
          <table:table-cell table:style-name="ce4" office:value-type="date" office:date-value="1991-10-01" calcext:value-type="date">
            <text:p>1991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mberman</text:p>
          </table:table-cell>
          <table:table-cell table:style-name="ce4" office:value-type="date" office:date-value="1989-01-01" calcext:value-type="date">
            <text:p>1989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mberman II</text:p>
          </table:table-cell>
          <table:table-cell table:style-name="ce4" office:value-type="date" office:date-value="1992-03-01" calcext:value-type="date">
            <text:p>1992-03-01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nk's Adventure</text:p>
          </table:table-cell>
          <table:table-cell table:style-name="ce4" office:value-type="date" office:date-value="1994-01-01" calcext:value-type="date">
            <text:p>1994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ulder Dash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V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Boy and His Blob: Trouble on Blobolonia</text:p>
          </table:table-cell>
          <table:table-cell table:style-name="ce4" office:value-type="date" office:date-value="1990-01-01" calcext:value-type="date">
            <text:p>1990-01-01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Absolute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m Stoker's Dracula</text:p>
          </table:table-cell>
          <table:table-cell table:style-name="ce4" office:value-type="date" office:date-value="1993-09-01" calcext:value-type="date">
            <text:p>1993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ny Image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ak Time: The National Pool Tour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akThru</text:p>
          </table:table-cell>
          <table:table-cell table:style-name="ce4" office:value-type="date" office:date-value="1987-11-01" calcext:value-type="date">
            <text:p>1987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bble Bobble</text:p>
          </table:table-cell>
          <table:table-cell table:style-name="ce4" office:value-type="date" office:date-value="1988-11-01" calcext:value-type="date">
            <text:p>1988-11-01</text:p>
          </table:table-cell>
          <table:table-cell table:style-name="ce4" office:value-type="date" office:date-value="1990-10-26" calcext:value-type="date">
            <text:p>1990-10-26</text:p>
          </table:table-cell>
          <table:table-cell office:value-type="string" calcext:value-type="string">
            <text:p>Taito (NA/EU)|Mattel (AU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bble Bobble Part 2</text:p>
          </table:table-cell>
          <table:table-cell table:style-name="ce4" office:value-type="date" office:date-value="1993-08-01" calcext:value-type="date">
            <text:p>1993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cky O'Hare</text:p>
          </table:table-cell>
          <table:table-cell table:style-name="ce4" office:value-type="date" office:date-value="1992-01-01" calcext:value-type="date">
            <text:p>1992-01-01</text:p>
          </table:table-cell>
          <table:table-cell table:style-name="ce4" office:value-type="date" office:date-value="1993-02-18" calcext:value-type="date">
            <text:p>1993-02-18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Bugs Bunny Birthday Blowout</text:p>
          </table:table-cell>
          <table:table-cell table:style-name="ce4" office:value-type="date" office:date-value="1990-09-01" calcext:value-type="date">
            <text:p>1990-09-01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Kem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Bugs Bunny Crazy Castle</text:p>
          </table:table-cell>
          <table:table-cell table:style-name="ce4" office:value-type="date" office:date-value="1989-08-01" calcext:value-type="date">
            <text:p>1989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em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mp 'n' Jump</text:p>
          </table:table-cell>
          <table:table-cell table:style-name="ce4" office:value-type="date" office:date-value="1988-12-01" calcext:value-type="date">
            <text:p>1988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c Tok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ai Fighter</text:p>
          </table:table-cell>
          <table:table-cell table:style-name="ce4" office:value-type="date" office:date-value="1990-03-01" calcext:value-type="date">
            <text:p>1990-03-01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Tax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gerTime</text:p>
          </table:table-cell>
          <table:table-cell table:style-name="ce4" office:value-type="date" office:date-value="1987-05-01" calcext:value-type="date">
            <text:p>1987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al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lton Bradley Comp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esars Palace</text:p>
          </table:table-cell>
          <table:table-cell table:style-name="ce4" office:value-type="date" office:date-value="1992-12-01" calcext:value-type="date">
            <text:p>1992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rgin Intera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 Games</text:p>
          </table:table-cell>
          <table:table-cell table:style-name="ce4" office:value-type="date" office:date-value="1989-06-01" calcext:value-type="date">
            <text:p>1989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lton Bradley Comp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com's Gold Medal Challenge '92</text:p>
          </table:table-cell>
          <table:table-cell table:style-name="ce4" office:value-type="date" office:date-value="1992-08-01" calcext:value-type="date">
            <text:p>1992-08-01</text:p>
          </table:table-cell>
          <table:table-cell table:style-name="ce4" office:value-type="date" office:date-value="1993-06-17" calcext:value-type="date">
            <text:p>1993-06-17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tain America and The Avengers</text:p>
          </table:table-cell>
          <table:table-cell table:style-name="ce4" office:value-type="date" office:date-value="1991-12-01" calcext:value-type="date">
            <text:p>1991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tain Planet and the Planeteers</text:p>
          </table:table-cell>
          <table:table-cell table:style-name="ce4" office:value-type="date" office:date-value="1991-09-01" calcext:value-type="date">
            <text:p>1991-09-01</text:p>
          </table:table-cell>
          <table:table-cell table:style-name="ce4" office:value-type="date" office:date-value="1992-08-20" calcext:value-type="date">
            <text:p>1992-08-20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tain Skyhawk</text:p>
          </table:table-cell>
          <table:table-cell table:style-name="ce4" office:value-type="date" office:date-value="1990-06-01" calcext:value-type="date">
            <text:p>1990-06-01</text:p>
          </table:table-cell>
          <table:table-cell table:style-name="ce4" office:value-type="date" office:date-value="1994-05-26" calcext:value-type="date">
            <text:p>1994-05-26</text:p>
          </table:table-cell>
          <table:table-cell office:value-type="string" calcext:value-type="string">
            <text:p>Milton Bradley Company (NA)|Rare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ino Kid</text:p>
          </table:table-cell>
          <table:table-cell table:style-name="ce4" office:value-type="date" office:date-value="1989-10-01" calcext:value-type="date">
            <text:p>1989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F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ino Kid 2</text:p>
          </table:table-cell>
          <table:table-cell table:style-name="ce4" office:value-type="date" office:date-value="1993-04-01" calcext:value-type="date">
            <text:p>1993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F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telian</text:p>
          </table:table-cell>
          <table:table-cell table:style-name="ce4" office:value-type="date" office:date-value="1991-06-01" calcext:value-type="date">
            <text:p>1991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riffix (NA)|Storm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tle of Dragon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E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tlequest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SCI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tlevania</text:p>
          </table:table-cell>
          <table:table-cell table:style-name="ce4" office:value-type="date" office:date-value="1987-05-01" calcext:value-type="date">
            <text:p>1987-05-01</text:p>
          </table:table-cell>
          <table:table-cell table:style-name="ce4" office:value-type="date" office:date-value="1988-12-19" calcext:value-type="date">
            <text:p>1988-12-19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tlevania II: Simon's Quest</text:p>
          </table:table-cell>
          <table:table-cell table:style-name="ce4" office:value-type="date" office:date-value="1988-12-01" calcext:value-type="date">
            <text:p>1988-12-01</text:p>
          </table:table-cell>
          <table:table-cell table:style-name="ce4" office:value-type="date" office:date-value="1990-04-27" calcext:value-type="date">
            <text:p>1990-04-27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tlevania III: Dracula's Curse</text:p>
          </table:table-cell>
          <table:table-cell table:style-name="ce4" office:value-type="date" office:date-value="1990-09-01" calcext:value-type="date">
            <text:p>1990-09-01</text:p>
          </table:table-cell>
          <table:table-cell table:style-name="ce4" office:value-type="date" office:date-value="1992-12-10" calcext:value-type="date">
            <text:p>1992-12-10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eman Games</text:p>
          </table:table-cell>
          <table:table-cell table:style-name="ce4" office:value-type="date" office:date-value="1990-10-01" calcext:value-type="date">
            <text:p>1990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mpionship Bowling</text:p>
          </table:table-cell>
          <table:table-cell table:style-name="ce4" office:value-type="date" office:date-value="1989-12-01" calcext:value-type="date">
            <text:p>1989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Romst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mpionship Pool</text:p>
          </table:table-cell>
          <table:table-cell table:style-name="ce4" office:value-type="date" office:date-value="1993-10-01" calcext:value-type="date">
            <text:p>1993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mpionship Rally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HAL America (A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ssmaster</text:p>
          </table:table-cell>
          <table:table-cell table:style-name="ce4" office:value-type="date" office:date-value="1990-01-01" calcext:value-type="date">
            <text:p>1990-01-01</text:p>
          </table:table-cell>
          <table:table-cell table:style-name="ce4" office:value-type="date" office:date-value="1992-03-26" calcext:value-type="date">
            <text:p>1992-03-26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p 'n Dale: Rescue Rangers</text:p>
          </table:table-cell>
          <table:table-cell table:style-name="ce4" office:value-type="date" office:date-value="1990-06-01" calcext:value-type="date">
            <text:p>1990-06-01</text:p>
          </table:table-cell>
          <table:table-cell table:style-name="ce4" office:value-type="date" office:date-value="1991-12-12" calcext:value-type="date">
            <text:p>1991-12-12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p 'n Dale Rescue Rangers 2</text:p>
          </table:table-cell>
          <table:table-cell table:style-name="ce4" office:value-type="date" office:date-value="1994-01-01" calcext:value-type="date">
            <text:p>1994-01-01</text:p>
          </table:table-cell>
          <table:table-cell table:style-name="ce4" office:value-type="date" office:date-value="1994-09-29" calcext:value-type="date">
            <text:p>1994-09-29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bby Cherub</text:p>
          </table:table-cell>
          <table:table-cell table:style-name="ce4" office:value-type="date" office:date-value="1986-10-29" calcext:value-type="date">
            <text:p>1986-10-29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us Caper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oh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y Connection</text:p>
          </table:table-cell>
          <table:table-cell table:style-name="ce4" office:value-type="date" office:date-value="1988-05-01" calcext:value-type="date">
            <text:p>1988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sh at Demonhead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c Tok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ssic Concentration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ffhanger</text:p>
          </table:table-cell>
          <table:table-cell table:style-name="ce4" office:value-type="date" office:date-value="1993-11-01" calcext:value-type="date">
            <text:p>1993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ny Image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u Clu Land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7-02-15" calcext:value-type="date">
            <text:p>1987-02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ra Command</text:p>
          </table:table-cell>
          <table:table-cell table:style-name="ce4" office:value-type="date" office:date-value="1988-11-01" calcext:value-type="date">
            <text:p>1988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ra Triangle</text:p>
          </table:table-cell>
          <table:table-cell table:style-name="ce4" office:value-type="date" office:date-value="1989-07-01" calcext:value-type="date">
            <text:p>1989-07-01</text:p>
          </table:table-cell>
          <table:table-cell table:style-name="ce4" office:value-type="date" office:date-value="1989-10-25" calcext:value-type="date">
            <text:p>1989-10-2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e Name: Viper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or a Dinosaur</text:p>
          </table:table-cell>
          <table:table-cell table:style-name="ce4" office:value-type="date" office:date-value="1993-07-01" calcext:value-type="date">
            <text:p>1993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rgin Intera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ndo</text:p>
          </table:table-cell>
          <table:table-cell table:style-name="ce4" office:value-type="date" office:date-value="1986-11-01" calcext:value-type="date">
            <text:p>1986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an: The Mysteries of Time</text:p>
          </table:table-cell>
          <table:table-cell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flict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c Tok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quest of the Crystal Palace</text:p>
          </table:table-cell>
          <table:table-cell table:style-name="ce4" office:value-type="date" office:date-value="1990-11-01" calcext:value-type="date">
            <text:p>1990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sm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a</text:p>
          </table:table-cell>
          <table:table-cell table:style-name="ce4" office:value-type="date" office:date-value="1988-02-01" calcext:value-type="date">
            <text:p>1988-02-01</text:p>
          </table:table-cell>
          <table:table-cell table:style-name="ce4" office:value-type="date" office:date-value="1990-12-28" calcext:value-type="date">
            <text:p>1990-12-28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a Force</text:p>
          </table:table-cell>
          <table:table-cell table:style-name="ce4" office:value-type="date" office:date-value="1992-09-01" calcext:value-type="date">
            <text:p>1992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ol World</text:p>
          </table:table-cell>
          <table:table-cell table:style-name="ce4" office:value-type="date" office:date-value="1993-06-01" calcext:value-type="date">
            <text:p>1993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Ocean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wboy Kid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Romst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ackout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Pal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ash 'n the Boys: Street Challenge</text:p>
          </table:table-cell>
          <table:table-cell table:style-name="ce4" office:value-type="date" office:date-value="1992-10-01" calcext:value-type="date">
            <text:p>1992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chnōs Jap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ystalis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berball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bernoid: The Fighting Machine</text:p>
          </table:table-cell>
          <table:table-cell table:style-name="ce4" office:value-type="date" office:date-value="1989-12-01" calcext:value-type="date">
            <text:p>1989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ce Aerobics</text:p>
          </table:table-cell>
          <table:table-cell table:style-name="ce4" office:value-type="date" office:date-value="1989-03-01" calcext:value-type="date">
            <text:p>1989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ny Sullivan's Indy Heat</text:p>
          </table:table-cell>
          <table:table-cell table:style-name="ce4" office:value-type="date" office:date-value="1992-08-01" calcext:value-type="date">
            <text:p>1992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rkman</text:p>
          </table:table-cell>
          <table:table-cell table:style-name="ce4" office:value-type="date" office:date-value="1991-10-01" calcext:value-type="date">
            <text:p>1991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Ocean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sh Galaxy in the Alien Asylum</text:p>
          </table:table-cell>
          <table:table-cell table:style-name="ce4" office:value-type="date" office:date-value="1990-02-01" calcext:value-type="date">
            <text:p>1990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y Dreamin' Davey</text:p>
          </table:table-cell>
          <table:table-cell table:style-name="ce4" office:value-type="date" office:date-value="1992-06-01" calcext:value-type="date">
            <text:p>1992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ys of Thunder</text:p>
          </table:table-cell>
          <table:table-cell table:style-name="ce4" office:value-type="date" office:date-value="1990-10-01" calcext:value-type="date">
            <text:p>1990-10-01</text:p>
          </table:table-cell>
          <table:table-cell table:style-name="ce4" office:value-type="date" office:date-value="1991-04-25" calcext:value-type="date">
            <text:p>1991-04-25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adly Towers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røderb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ender II</text:p>
          </table:table-cell>
          <table:table-cell table:style-name="ce4" office:value-type="date" office:date-value="1988-07-01" calcext:value-type="date">
            <text:p>1988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ender of the Crown</text:p>
          </table:table-cell>
          <table:table-cell table:style-name="ce4" office:value-type="date" office:date-value="1989-07-01" calcext:value-type="date">
            <text:p>1989-07-01</text:p>
          </table:table-cell>
          <table:table-cell table:style-name="ce4" office:value-type="date" office:date-value="1991-07-25" calcext:value-type="date">
            <text:p>1991-07-25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enders of Dynatron City</text:p>
          </table:table-cell>
          <table:table-cell table:style-name="ce4" office:value-type="date" office:date-value="1992-07-01" calcext:value-type="date">
            <text:p>1992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V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éjà Vu</text:p>
          </table:table-cell>
          <table:table-cell table:style-name="ce4" office:value-type="date" office:date-value="1990-12-01" calcext:value-type="date">
            <text:p>1990-12-01</text:p>
          </table:table-cell>
          <table:table-cell table:style-name="ce4" office:value-type="date" office:date-value="1992-09-24" calcext:value-type="date">
            <text:p>1992-09-24</text:p>
          </table:table-cell>
          <table:table-cell office:value-type="string" calcext:value-type="string">
            <text:p>Sei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n Sword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ert Commander</text:p>
          </table:table-cell>
          <table:table-cell table:style-name="ce4" office:value-type="date" office:date-value="1989-06-01" calcext:value-type="date">
            <text:p>1989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ei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ination Earthstar</text:p>
          </table:table-cell>
          <table:table-cell table:style-name="ce4" office:value-type="date" office:date-value="1990-02-01" calcext:value-type="date">
            <text:p>1990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iny of an Emperor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il World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87-07-15" calcext:value-type="date">
            <text:p>1987-07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k Tracy</text:p>
          </table:table-cell>
          <table:table-cell table:style-name="ce4" office:value-type="date" office:date-value="1990-08-01" calcext:value-type="date">
            <text:p>1990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e Hard</text:p>
          </table:table-cell>
          <table:table-cell table:number-columns-repeated="2"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 Dug II</text:p>
          </table:table-cell>
          <table:table-cell table:style-name="ce4" office:value-type="date" office:date-value="1989-12-01" calcext:value-type="date">
            <text:p>1989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ger T. Rock: Legend of the Lost City</text:p>
          </table:table-cell>
          <table:table-cell table:style-name="ce4" office:value-type="date" office:date-value="1990-12-01" calcext:value-type="date">
            <text:p>1990-12-01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Milton Bradley Comp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ty Harry</text:p>
          </table:table-cell>
          <table:table-cell table:style-name="ce4" office:value-type="date" office:date-value="1990-12-01" calcext:value-type="date">
            <text:p>1990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ney's Aladdin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5-02-23" calcext:value-type="date">
            <text:p>1995-02-23</text:p>
          </table:table-cell>
          <table:table-cell office:value-type="string" calcext:value-type="string">
            <text:p>Virgin Interactive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ney's Beauty and the Beast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4-01-01" calcext:value-type="date">
            <text:p>1994-01-01</text:p>
          </table:table-cell>
          <table:table-cell office:value-type="string" calcext:value-type="string">
            <text:p>Hudson Soft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ney's Darkwing Duck</text:p>
          </table:table-cell>
          <table:table-cell table:style-name="ce4" office:value-type="date" office:date-value="1992-06-01" calcext:value-type="date">
            <text:p>1992-06-01</text:p>
          </table:table-cell>
          <table:table-cell table:style-name="ce4" office:value-type="date" office:date-value="1993-12-09" calcext:value-type="date">
            <text:p>1993-12-09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ney's The Jungle Book</text:p>
          </table:table-cell>
          <table:table-cell table:style-name="ce4" office:value-type="date" office:date-value="1994-08-01" calcext:value-type="date">
            <text:p>1994-08-01</text:p>
          </table:table-cell>
          <table:table-cell table:style-name="ce4" office:value-type="date" office:date-value="1994-08-25" calcext:value-type="date">
            <text:p>1994-08-25</text:p>
          </table:table-cell>
          <table:table-cell office:value-type="string" calcext:value-type="string">
            <text:p>Virgin Intera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ney's The Lion King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5-05-25" calcext:value-type="date">
            <text:p>1995-05-25</text:p>
          </table:table-cell>
          <table:table-cell office:value-type="string" calcext:value-type="string">
            <text:p>Virgin Intera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ney's The Little Mermaid</text:p>
          </table:table-cell>
          <table:table-cell table:style-name="ce4" office:value-type="date" office:date-value="1991-07-01" calcext:value-type="date">
            <text:p>1991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key Kong</text:p>
          </table:table-cell>
          <table:table-cell table:style-name="ce4" office:value-type="date" office:date-value="1986-06-01" calcext:value-type="date">
            <text:p>1986-06-01</text:p>
          </table:table-cell>
          <table:table-cell table:style-name="ce4" office:value-type="date" office:date-value="1986-10-15" calcext:value-type="date">
            <text:p>1986-10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key Kong 3</text:p>
          </table:table-cell>
          <table:table-cell table:style-name="ce4" office:value-type="date" office:date-value="1986-06-01" calcext:value-type="date">
            <text:p>1986-06-01</text:p>
          </table:table-cell>
          <table:table-cell table:style-name="ce4" office:value-type="date" office:date-value="1987-11-01" calcext:value-type="date">
            <text:p>1987-11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key Kong Classics</text:p>
          </table:table-cell>
          <table:table-cell table:style-name="ce4" office:value-type="date" office:date-value="1988-10-01" calcext:value-type="date">
            <text:p>1988-10-01</text:p>
          </table:table-cell>
          <table:table-cell table:style-name="ce4" office:value-type="date" office:date-value="1989-08-10" calcext:value-type="date">
            <text:p>1989-08-10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key Kong Jr.</text:p>
          </table:table-cell>
          <table:table-cell table:style-name="ce4" office:value-type="date" office:date-value="1986-06-01" calcext:value-type="date">
            <text:p>1986-06-01</text:p>
          </table:table-cell>
          <table:table-cell table:style-name="ce4" office:value-type="date" office:date-value="1987-06-15" calcext:value-type="date">
            <text:p>1987-06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key Kong Jr. Math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6-01-01" calcext:value-type="date">
            <text:p>1986-01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 Dare</text:p>
          </table:table-cell>
          <table:table-cell table:style-name="ce4" office:value-type="date" office:date-value="1990-04-01" calcext:value-type="date">
            <text:p>1990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 Dragon</text:p>
          </table:table-cell>
          <table:table-cell table:style-name="ce4" office:value-type="date" office:date-value="1988-06-01" calcext:value-type="date">
            <text:p>1988-06-01</text:p>
          </table:table-cell>
          <table:table-cell table:style-name="ce4" office:value-type="date" office:date-value="1994-11-24" calcext:value-type="date">
            <text:p>1994-11-24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 Dragon II: The Revenge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 Dragon III: The Sacred Stones</text:p>
          </table:table-cell>
          <table:table-cell table:style-name="ce4" office:value-type="date" office:date-value="1991-02-01" calcext:value-type="date">
            <text:p>1991-02-01</text:p>
          </table:table-cell>
          <table:table-cell table:style-name="ce4" office:value-type="date" office:date-value="1994-11-24" calcext:value-type="date">
            <text:p>1994-11-24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 Dribble</text:p>
          </table:table-cell>
          <table:table-cell table:style-name="ce4" office:value-type="date" office:date-value="1987-09-01" calcext:value-type="date">
            <text:p>1987-09-01</text:p>
          </table:table-cell>
          <table:table-cell table:style-name="ce4" office:value-type="date" office:date-value="1988-01-01" calcext:value-type="date">
            <text:p>1988-01-01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. Chaos</text:p>
          </table:table-cell>
          <table:table-cell table:style-name="ce4" office:value-type="date" office:date-value="1988-11-01" calcext:value-type="date">
            <text:p>1988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. Jekyll and Mr. Hyde</text:p>
          </table:table-cell>
          <table:table-cell table:style-name="ce4" office:value-type="date" office:date-value="1989-04-01" calcext:value-type="date">
            <text:p>1989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. Mario</text:p>
          </table:table-cell>
          <table:table-cell table:style-name="ce4" office:value-type="date" office:date-value="1990-10-01" calcext:value-type="date">
            <text:p>1990-10-01</text:p>
          </table:table-cell>
          <table:table-cell table:style-name="ce4" office:value-type="date" office:date-value="1991-06-27" calcext:value-type="date">
            <text:p>1991-06-27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 Fighter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F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 Power</text:p>
          </table:table-cell>
          <table:table-cell table:style-name="ce4" office:value-type="date" office:date-value="1988-03-01" calcext:value-type="date">
            <text:p>1988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 Spirit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 Warrior</text:p>
          </table:table-cell>
          <table:table-cell table:style-name="ce4" office:value-type="date" office:date-value="1989-08-01" calcext:value-type="date">
            <text:p>1989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 Warrior II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Eni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 Warrior III</text:p>
          </table:table-cell>
          <table:table-cell table:style-name="ce4" office:value-type="date" office:date-value="1992-03-01" calcext:value-type="date">
            <text:p>1992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Eni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 Warrior IV</text:p>
          </table:table-cell>
          <table:table-cell table:style-name="ce4" office:value-type="date" office:date-value="1992-10-01" calcext:value-type="date">
            <text:p>1992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Eni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's Lair</text:p>
          </table:table-cell>
          <table:table-cell table:style-name="ce4" office:value-type="date" office:date-value="1990-12-01" calcext:value-type="date">
            <text:p>1990-12-01</text:p>
          </table:table-cell>
          <table:table-cell table:style-name="ce4" office:value-type="date" office:date-value="1992-01-03" calcext:value-type="date">
            <text:p>1992-01-03</text:p>
          </table:table-cell>
          <table:table-cell office:value-type="string" calcext:value-type="string">
            <text:p>Sony Imagesoft (NA)|Elite Systems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opzone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ck Hunt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7-08-15" calcext:value-type="date">
            <text:p>1987-08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ckTales</text:p>
          </table:table-cell>
          <table:table-cell table:style-name="ce4" office:value-type="date" office:date-value="1989-09-01" calcext:value-type="date">
            <text:p>1989-09-01</text:p>
          </table:table-cell>
          <table:table-cell table:style-name="ce4" office:value-type="date" office:date-value="1990-12-14" calcext:value-type="date">
            <text:p>1990-12-14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ckTales 2</text:p>
          </table:table-cell>
          <table:table-cell table:style-name="ce4" office:value-type="date" office:date-value="1993-06-01" calcext:value-type="date">
            <text:p>1993-06-01</text:p>
          </table:table-cell>
          <table:table-cell table:style-name="ce4" office:value-type="date" office:date-value="1993-11-18" calcext:value-type="date">
            <text:p>1993-11-18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ngeon Magic: Sword of the Elements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sty Diamond's All-Star Softball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røderb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nowarz: Destruction of Spondylus</text:p>
          </table:table-cell>
          <table:table-cell table:style-name="ce4" office:value-type="date" office:date-value="1989-04-01" calcext:value-type="date">
            <text:p>1989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vator Action</text:p>
          </table:table-cell>
          <table:table-cell table:style-name="ce4" office:value-type="date" office:date-value="1987-08-01" calcext:value-type="date">
            <text:p>1987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iminator Boat Duel</text:p>
          </table:table-cell>
          <table:table-cell table:style-name="ce4" office:value-type="date" office:date-value="1991-11-01" calcext:value-type="date">
            <text:p>1991-11-01</text:p>
          </table:table-cell>
          <table:table-cell table:style-name="ce4" office:value-type="date" office:date-value="1993-04-29" calcext:value-type="date">
            <text:p>1993-04-29</text:p>
          </table:table-cell>
          <table:table-cell office:value-type="string" calcext:value-type="string">
            <text:p>Electro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Imagine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itebike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6-09-01" calcext:value-type="date">
            <text:p>1986-09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-117A Stealth Fighter</text:p>
          </table:table-cell>
          <table:table-cell table:style-name="ce4" office:value-type="date" office:date-value="1992-12-01" calcext:value-type="date">
            <text:p>1992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croPr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-15 Strike Eagle</text:p>
          </table:table-cell>
          <table:table-cell table:style-name="ce4" office:value-type="date" office:date-value="1992-02-01" calcext:value-type="date">
            <text:p>1992-02-01</text:p>
          </table:table-cell>
          <table:table-cell table:style-name="ce4" office:value-type="date" office:date-value="1993-02-18" calcext:value-type="date">
            <text:p>1993-02-18</text:p>
          </table:table-cell>
          <table:table-cell office:value-type="string" calcext:value-type="string">
            <text:p>MicroPr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mily Feud</text:p>
          </table:table-cell>
          <table:table-cell table:style-name="ce4" office:value-type="date" office:date-value="1991-05-01" calcext:value-type="date">
            <text:p>1991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ia: A World of Mystery and Danger</text:p>
          </table:table-cell>
          <table:table-cell table:style-name="ce4" office:value-type="date" office:date-value="1991-06-01" calcext:value-type="date">
            <text:p>1991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SCI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xanadu</text:p>
          </table:table-cell>
          <table:table-cell table:style-name="ce4" office:value-type="date" office:date-value="1989-08-01" calcext:value-type="date">
            <text:p>1989-08-01</text:p>
          </table:table-cell>
          <table:table-cell table:style-name="ce4" office:value-type="date" office:date-value="1990-12-28" calcext:value-type="date">
            <text:p>1990-12-28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lix the Cat</text:p>
          </table:table-cell>
          <table:table-cell table:style-name="ce4" office:value-type="date" office:date-value="1992-10-01" calcext:value-type="date">
            <text:p>1992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rari Grand Prix Challenge</text:p>
          </table:table-cell>
          <table:table-cell table:style-name="ce4" office:value-type="date" office:date-value="1992-06-01" calcext:value-type="date">
            <text:p>1992-06-01</text:p>
          </table:table-cell>
          <table:table-cell office:value-type="string" calcext:value-type="string">
            <text:p>June 1992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ster's Quest</text:p>
          </table:table-cell>
          <table:table-cell table:style-name="ce4" office:value-type="date" office:date-value="1989-09-01" calcext:value-type="date">
            <text:p>1989-09-01</text:p>
          </table:table-cell>
          <table:table-cell table:style-name="ce4" office:value-type="date" office:date-value="1990-09-14" calcext:value-type="date">
            <text:p>1990-09-14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nal Fantasy</text:p>
          </table:table-cell>
          <table:table-cell table:style-name="ce4" office:value-type="date" office:date-value="1990-05-01" calcext:value-type="date">
            <text:p>1990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 'n Ice</text:p>
          </table:table-cell>
          <table:table-cell table:style-name="ce4" office:value-type="date" office:date-value="1993-03-01" calcext:value-type="date">
            <text:p>1993-03-01</text:p>
          </table:table-cell>
          <table:table-cell table:style-name="ce4" office:value-type="date" office:date-value="1993-03-18" calcext:value-type="date">
            <text:p>1993-03-18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sher-Price: Firehouse Rescue</text:p>
          </table:table-cell>
          <table:table-cell table:style-name="ce4" office:value-type="date" office:date-value="1992-03-01" calcext:value-type="date">
            <text:p>1992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sher-Price: I Can Remember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sher-Price: Perfect Fit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st of the North Star</text:p>
          </table:table-cell>
          <table:table-cell table:style-name="ce4" office:value-type="date" office:date-value="1989-04-01" calcext:value-type="date">
            <text:p>1989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x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ight of the Intruder</text:p>
          </table:table-cell>
          <table:table-cell table:style-name="ce4" office:value-type="date" office:date-value="1991-05-01" calcext:value-type="date">
            <text:p>1991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Flintstones: The Rescue of Dino &amp; Hoppy</text:p>
          </table:table-cell>
          <table:table-cell table:style-name="ce4" office:value-type="date" office:date-value="1991-12-01" calcext:value-type="date">
            <text:p>1991-12-01</text:p>
          </table:table-cell>
          <table:table-cell table:style-name="ce4" office:value-type="date" office:date-value="1992-04-30" calcext:value-type="date">
            <text:p>1992-04-30</text:p>
          </table:table-cell>
          <table:table-cell office:value-type="string" calcext:value-type="string">
            <text:p>Taito (NA/EU)|Mattel (A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Flintstones: Surprise at Dinosaur Peak</text:p>
          </table:table-cell>
          <table:table-cell table:style-name="ce4" office:value-type="date" office:date-value="1994-08-01" calcext:value-type="date">
            <text:p>1994-08-01</text:p>
          </table:table-cell>
          <table:table-cell table:style-name="ce4" office:value-type="date" office:date-value="1994-02-24" calcext:value-type="date">
            <text:p>1994-02-24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ying Dragon: The Secret Scroll</text:p>
          </table:table-cell>
          <table:table-cell table:style-name="ce4" office:value-type="date" office:date-value="1989-08-01" calcext:value-type="date">
            <text:p>1989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ulture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ying Warriors</text:p>
          </table:table-cell>
          <table:table-cell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ulture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 One: Built to Win</text:p>
          </table:table-cell>
          <table:table-cell table:style-name="ce4" office:value-type="date" office:date-value="1990-11-01" calcext:value-type="date">
            <text:p>1990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E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 One Sensation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Pal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kenstein: The Monster Returns</text:p>
          </table:table-cell>
          <table:table-cell table:style-name="ce4" office:value-type="date" office:date-value="1991-07-01" calcext:value-type="date">
            <text:p>1991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edom Force</text:p>
          </table:table-cell>
          <table:table-cell table:style-name="ce4" office:value-type="date" office:date-value="1988-04-01" calcext:value-type="date">
            <text:p>1988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iday the 13th</text:p>
          </table:table-cell>
          <table:table-cell table:style-name="ce4" office:value-type="date" office:date-value="1989-02-01" calcext:value-type="date">
            <text:p>1989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 House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I. Joe: A Real American Hero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x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I. Joe: The Atlantis Factor</text:p>
          </table:table-cell>
          <table:table-cell table:style-name="ce4" office:value-type="date" office:date-value="1992-03-01" calcext:value-type="date">
            <text:p>1992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laga</text:p>
          </table:table-cell>
          <table:table-cell table:style-name="ce4" office:value-type="date" office:date-value="1988-09-01" calcext:value-type="date">
            <text:p>1988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laxy 5000</text:p>
          </table:table-cell>
          <table:table-cell table:number-columns-repeated="2"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goyle's Quest II</text:p>
          </table:table-cell>
          <table:table-cell table:style-name="ce4" office:value-type="date" office:date-value="1992-10-01" calcext:value-type="date">
            <text:p>1992-10-01</text:p>
          </table:table-cell>
          <table:table-cell table:style-name="ce4" office:value-type="date" office:date-value="1993-06-17" calcext:value-type="date">
            <text:p>1993-06-17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ntlet</text:p>
          </table:table-cell>
          <table:table-cell table:style-name="ce4" office:value-type="date" office:date-value="1987-01-03" calcext:value-type="date">
            <text:p>1987-01-03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n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ntlet II</text:p>
          </table:table-cell>
          <table:table-cell table:style-name="ce4" office:value-type="date" office:date-value="1990-09-01" calcext:value-type="date">
            <text:p>1990-09-01</text:p>
          </table:table-cell>
          <table:table-cell table:style-name="ce4" office:value-type="date" office:date-value="1991-04-25" calcext:value-type="date">
            <text:p>1991-04-25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mfire</text:p>
          </table:table-cell>
          <table:table-cell table:style-name="ce4" office:value-type="date" office:date-value="1992-03-01" calcext:value-type="date">
            <text:p>1992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ghis Khan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rge Foreman's KO Boxing</text:p>
          </table:table-cell>
          <table:table-cell table:number-columns-repeated="2" table:style-name="ce4" office:value-type="date" office:date-value="1992-12-01" calcext:value-type="date">
            <text:p>1992-12-01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stbusters</text:p>
          </table:table-cell>
          <table:table-cell table:style-name="ce4" office:value-type="date" office:date-value="1988-10-01" calcext:value-type="date">
            <text:p>1988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stbusters II</text:p>
          </table:table-cell>
          <table:table-cell table:style-name="ce4" office:value-type="date" office:date-value="1990-04-01" calcext:value-type="date">
            <text:p>1990-04-01</text:p>
          </table:table-cell>
          <table:table-cell table:style-name="ce4" office:value-type="date" office:date-value="1990-12-07" calcext:value-type="date">
            <text:p>1990-12-07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st Lion</text:p>
          </table:table-cell>
          <table:table-cell table:style-name="ce4" office:value-type="date" office:date-value="1992-10-01" calcext:value-type="date">
            <text:p>1992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em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sts 'n Goblins</text:p>
          </table:table-cell>
          <table:table-cell table:style-name="ce4" office:value-type="date" office:date-value="1986-11-01" calcext:value-type="date">
            <text:p>1986-11-01</text:p>
          </table:table-cell>
          <table:table-cell table:style-name="ce4" office:value-type="date" office:date-value="1989-03-23" calcext:value-type="date">
            <text:p>1989-03-23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 School</text:p>
          </table:table-cell>
          <table:table-cell table:style-name="ce4" office:value-type="date" office:date-value="1992-03-01" calcext:value-type="date">
            <text:p>1992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Electro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al!</text:p>
          </table:table-cell>
          <table:table-cell table:style-name="ce4" office:value-type="date" office:date-value="1989-10-01" calcext:value-type="date">
            <text:p>1989-10-01</text:p>
          </table:table-cell>
          <table:table-cell table:style-name="ce4" office:value-type="date" office:date-value="1994-03-24" calcext:value-type="date">
            <text:p>1994-03-24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al! Two</text:p>
          </table:table-cell>
          <table:table-cell table:style-name="ce4" office:value-type="date" office:date-value="1992-11-01" calcext:value-type="date">
            <text:p>1992-11-01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dzilla: Monster of Monsters</text:p>
          </table:table-cell>
          <table:table-cell table:style-name="ce4" office:value-type="date" office:date-value="1989-10-01" calcext:value-type="date">
            <text:p>1989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oh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dzilla 2: War of the Monsters</text:p>
          </table:table-cell>
          <table:table-cell table:style-name="ce4" office:value-type="date" office:date-value="1992-02-01" calcext:value-type="date">
            <text:p>1992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oh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f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6-11-15" calcext:value-type="date">
            <text:p>1986-11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f Grand Slam</text:p>
          </table:table-cell>
          <table:table-cell table:style-name="ce4" office:value-type="date" office:date-value="1991-11-01" calcext:value-type="date">
            <text:p>1991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tl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go 13: Top Secret Episode</text:p>
          </table:table-cell>
          <table:table-cell table:style-name="ce4" office:value-type="date" office:date-value="1988-09-01" calcext:value-type="date">
            <text:p>1988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c Tok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Goonies II</text:p>
          </table:table-cell>
          <table:table-cell table:style-name="ce4" office:value-type="date" office:date-value="1987-11-01" calcext:value-type="date">
            <text:p>1987-11-01</text:p>
          </table:table-cell>
          <table:table-cell table:style-name="ce4" office:value-type="date" office:date-value="1988-12-19" calcext:value-type="date">
            <text:p>1988-12-19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tcha! The Sport!</text:p>
          </table:table-cell>
          <table:table-cell table:style-name="ce4" office:value-type="date" office:date-value="1987-11-01" calcext:value-type="date">
            <text:p>1987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dius</text:p>
          </table:table-cell>
          <table:table-cell table:style-name="ce4" office:value-type="date" office:date-value="1986-12-01" calcext:value-type="date">
            <text:p>1986-12-01</text:p>
          </table:table-cell>
          <table:table-cell table:style-name="ce4" office:value-type="date" office:date-value="1988-11-30" calcext:value-type="date">
            <text:p>1988-11-30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Great Waldo Search</text:p>
          </table:table-cell>
          <table:table-cell table:style-name="ce4" office:value-type="date" office:date-value="1992-12-01" calcext:value-type="date">
            <text:p>1992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Norman's Golf Power</text:p>
          </table:table-cell>
          <table:table-cell table:style-name="ce4" office:value-type="date" office:date-value="1992-07-01" calcext:value-type="date">
            <text:p>1992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rgin Intera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mlins 2: The New Batch</text:p>
          </table:table-cell>
          <table:table-cell table:style-name="ce4" office:value-type="date" office:date-value="1990-10-01" calcext:value-type="date">
            <text:p>1990-10-01</text:p>
          </table:table-cell>
          <table:table-cell table:style-name="ce4" office:value-type="date" office:date-value="1991-02-21" calcext:value-type="date">
            <text:p>1991-02-21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Guardian Legend</text:p>
          </table:table-cell>
          <table:table-cell table:style-name="ce4" office:value-type="date" office:date-value="1989-04-01" calcext:value-type="date">
            <text:p>1989-04-01</text:p>
          </table:table-cell>
          <table:table-cell table:style-name="ce4" office:value-type="date" office:date-value="1992-02-20" calcext:value-type="date">
            <text:p>1992-02-20</text:p>
          </table:table-cell>
          <table:table-cell office:value-type="string" calcext:value-type="string">
            <text:p>Brøderbund (NA)|Nintendo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errilla War</text:p>
          </table:table-cell>
          <table:table-cell table:style-name="ce4" office:value-type="date" office:date-value="1989-06-01" calcext:value-type="date">
            <text:p>1989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mshoe</text:p>
          </table:table-cell>
          <table:table-cell table:style-name="ce4" office:value-type="date" office:date-value="1986-08-01" calcext:value-type="date">
            <text:p>1986-08-01</text:p>
          </table:table-cell>
          <table:table-cell table:style-name="ce4" office:value-type="date" office:date-value="1988-06-15" calcext:value-type="date">
            <text:p>1988-06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-Nac</text:p>
          </table:table-cell>
          <table:table-cell table:style-name="ce4" office:value-type="date" office:date-value="1991-09-01" calcext:value-type="date">
            <text:p>1991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SCI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.Smoke</text:p>
          </table:table-cell>
          <table:table-cell table:style-name="ce4" office:value-type="date" office:date-value="1988-02-01" calcext:value-type="date">
            <text:p>1988-02-01</text:p>
          </table:table-cell>
          <table:table-cell table:style-name="ce4" office:value-type="date" office:date-value="1988-12-23" calcext:value-type="date">
            <text:p>1988-12-23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yromite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6-09-01" calcext:value-type="date">
            <text:p>1986-09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yruss</text:p>
          </table:table-cell>
          <table:table-cell table:style-name="ce4" office:value-type="date" office:date-value="1989-02-01" calcext:value-type="date">
            <text:p>1989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mmerin' Harry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Ir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lem Globetrotters</text:p>
          </table:table-cell>
          <table:table-cell table:style-name="ce4" office:value-type="date" office:date-value="1991-03-01" calcext:value-type="date">
            <text:p>1991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tris</text:p>
          </table:table-cell>
          <table:table-cell table:style-name="ce4" office:value-type="date" office:date-value="1992-04-01" calcext:value-type="date">
            <text:p>1992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ullet-Proof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vy Barrel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vy Shreddin'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rker Broth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gh Speed</text:p>
          </table:table-cell>
          <table:table-cell table:style-name="ce4" office:value-type="date" office:date-value="1991-07-01" calcext:value-type="date">
            <text:p>1991-07-01</text:p>
          </table:table-cell>
          <table:table-cell table:style-name="ce4" office:value-type="date" office:date-value="1994-04-28" calcext:value-type="date">
            <text:p>1994-04-28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gan's Alley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7-12-15" calcext:value-type="date">
            <text:p>1987-12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lywood Squares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Alone</text:p>
          </table:table-cell>
          <table:table-cell table:style-name="ce4" office:value-type="date" office:date-value="1991-10-01" calcext:value-type="date">
            <text:p>1991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Alone 2: Lost in New York</text:p>
          </table:table-cell>
          <table:table-cell table:style-name="ce4" office:value-type="date" office:date-value="1992-10-01" calcext:value-type="date">
            <text:p>1992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ok</text:p>
          </table:table-cell>
          <table:table-cell table:style-name="ce4" office:value-type="date" office:date-value="1992-04-01" calcext:value-type="date">
            <text:p>1992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ny Imagesoft (NA)|Ocean Software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ops</text:p>
          </table:table-cell>
          <table:table-cell table:style-name="ce4" office:value-type="date" office:date-value="1989-06-01" calcext:value-type="date">
            <text:p>1989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dson Hawk</text:p>
          </table:table-cell>
          <table:table-cell table:style-name="ce4" office:value-type="date" office:date-value="1992-02-01" calcext:value-type="date">
            <text:p>1992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ny Imagesoft (NA)|Ocean Software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Hunt for Red October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dlide</text:p>
          </table:table-cell>
          <table:table-cell table:style-name="ce4" office:value-type="date" office:date-value="1989-06-01" calcext:value-type="date">
            <text:p>1989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e Climber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6-09-01" calcext:value-type="date">
            <text:p>1986-09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e Hockey</text:p>
          </table:table-cell>
          <table:table-cell table:style-name="ce4" office:value-type="date" office:date-value="1988-03-01" calcext:value-type="date">
            <text:p>1988-03-01</text:p>
          </table:table-cell>
          <table:table-cell table:style-name="ce4" office:value-type="date" office:date-value="1988-04-15" calcext:value-type="date">
            <text:p>1988-04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kari Warriors</text:p>
          </table:table-cell>
          <table:table-cell table:style-name="ce4" office:value-type="date" office:date-value="1987-05-01" calcext:value-type="date">
            <text:p>1987-05-01</text:p>
          </table:table-cell>
          <table:table-cell table:style-name="ce4" office:value-type="date" office:date-value="1989-08-10" calcext:value-type="date">
            <text:p>1989-08-10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kari Warriors II: Victory Road</text:p>
          </table:table-cell>
          <table:table-cell table:style-name="ce4" office:value-type="date" office:date-value="1988-04-01" calcext:value-type="date">
            <text:p>1988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kari Warriors III: The Rescue</text:p>
          </table:table-cell>
          <table:table-cell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ge Fight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Ir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Immortal</text:p>
          </table:table-cell>
          <table:table-cell table:style-name="ce4" office:value-type="date" office:date-value="1990-11-01" calcext:value-type="date">
            <text:p>1990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Electronic A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Incredible Crash Dummies</text:p>
          </table:table-cell>
          <table:table-cell table:style-name="ce4" office:value-type="date" office:date-value="1994-08-01" calcext:value-type="date">
            <text:p>1994-08-01</text:p>
          </table:table-cell>
          <table:table-cell table:style-name="ce4" office:value-type="date" office:date-value="1993-10-21" calcext:value-type="date">
            <text:p>1993-10-21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na Jones and the Last Crusade</text:p>
          </table:table-cell>
          <table:table-cell table:style-name="ce4" office:value-type="date" office:date-value="1991-03-01" calcext:value-type="date">
            <text:p>1991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na Jones and the Last Crusade</text:p>
          </table:table-cell>
          <table:table-cell table:style-name="ce4" office:value-type="date" office:date-value="1993-12-01" calcext:value-type="date">
            <text:p>1993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Ubi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na Jones and the Temple of Doom</text:p>
          </table:table-cell>
          <table:table-cell table:style-name="ce4" office:value-type="date" office:date-value="1988-12-01" calcext:value-type="date">
            <text:p>1988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iltrator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ational Cricket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Matt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on Tank</text:p>
          </table:table-cell>
          <table:table-cell table:style-name="ce4" office:value-type="date" office:date-value="1988-07-01" calcext:value-type="date">
            <text:p>1988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onsword: Wizards &amp; Warriors II</text:p>
          </table:table-cell>
          <table:table-cell table:style-name="ce4" office:value-type="date" office:date-value="1989-12-01" calcext:value-type="date">
            <text:p>1989-12-01</text:p>
          </table:table-cell>
          <table:table-cell table:style-name="ce4" office:value-type="date" office:date-value="1991-03-27" calcext:value-type="date">
            <text:p>1991-03-27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lated Warrior</text:p>
          </table:table-cell>
          <table:table-cell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TV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n 'Ironman' Stewart's Super Off Road</text:p>
          </table:table-cell>
          <table:table-cell table:style-name="ce4" office:value-type="date" office:date-value="1990-04-01" calcext:value-type="date">
            <text:p>1990-04-01</text:p>
          </table:table-cell>
          <table:table-cell table:style-name="ce4" office:value-type="date" office:date-value="1991-03-14" calcext:value-type="date">
            <text:p>1991-03-14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k Nicklaus' Greatest 18 Holes of Major Championship Golf</text:p>
          </table:table-cell>
          <table:table-cell table:style-name="ce4" office:value-type="date" office:date-value="1990-03-01" calcext:value-type="date">
            <text:p>1990-03-01</text:p>
          </table:table-cell>
          <table:table-cell table:style-name="ce4" office:value-type="date" office:date-value="1991-06-27" calcext:value-type="date">
            <text:p>1991-06-27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kal</text:p>
          </table:table-cell>
          <table:table-cell table:style-name="ce4" office:value-type="date" office:date-value="1988-09-01" calcext:value-type="date">
            <text:p>1988-09-01</text:p>
          </table:table-cell>
          <table:table-cell table:style-name="ce4" office:value-type="date" office:date-value="1989-01-01" calcext:value-type="date">
            <text:p>1989-01-01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kie Chan's Action Kung Fu</text:p>
          </table:table-cell>
          <table:table-cell table:style-name="ce4" office:value-type="date" office:date-value="1990-12-01" calcext:value-type="date">
            <text:p>1990-12-01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mes Bond Jr.</text:p>
          </table:table-cell>
          <table:table-cell table:style-name="ce4" office:value-type="date" office:date-value="1992-11-01" calcext:value-type="date">
            <text:p>1992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ws</text:p>
          </table:table-cell>
          <table:table-cell table:style-name="ce4" office:value-type="date" office:date-value="1987-11-01" calcext:value-type="date">
            <text:p>1987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opardy!</text:p>
          </table:table-cell>
          <table:table-cell table:style-name="ce4" office:value-type="date" office:date-value="1988-09-01" calcext:value-type="date">
            <text:p>1988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opardy! 25th Anniversary Edition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opardy! Junior Edition</text:p>
          </table:table-cell>
          <table:table-cell table:style-name="ce4" office:value-type="date" office:date-value="1989-10-01" calcext:value-type="date">
            <text:p>1989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Jetsons: Cogswell's Caper!</text:p>
          </table:table-cell>
          <table:table-cell table:style-name="ce4" office:value-type="date" office:date-value="1992-12-01" calcext:value-type="date">
            <text:p>1992-12-01</text:p>
          </table:table-cell>
          <table:table-cell table:style-name="ce4" office:value-type="date" office:date-value="1993-08-26" calcext:value-type="date">
            <text:p>1993-08-26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mmy Connors Tennis</text:p>
          </table:table-cell>
          <table:table-cell table:style-name="ce4" office:value-type="date" office:date-value="1993-11-01" calcext:value-type="date">
            <text:p>1993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Ubi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e &amp; Mac</text:p>
          </table:table-cell>
          <table:table-cell table:style-name="ce4" office:value-type="date" office:date-value="1992-12-01" calcext:value-type="date">
            <text:p>1992-12-01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Elway's Quarterback</text:p>
          </table:table-cell>
          <table:table-cell table:style-name="ce4" office:value-type="date" office:date-value="1989-03-01" calcext:value-type="date">
            <text:p>1989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dan vs. Bird: One on One</text:p>
          </table:table-cell>
          <table:table-cell table:style-name="ce4" office:value-type="date" office:date-value="1989-08-01" calcext:value-type="date">
            <text:p>1989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lton Bradley Comp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urney to Silius</text:p>
          </table:table-cell>
          <table:table-cell table:style-name="ce4" office:value-type="date" office:date-value="1990-09-01" calcext:value-type="date">
            <text:p>1990-09-01</text:p>
          </table:table-cell>
          <table:table-cell table:style-name="ce4" office:value-type="date" office:date-value="1991-02-21" calcext:value-type="date">
            <text:p>1991-02-21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ust</text:p>
          </table:table-cell>
          <table:table-cell table:style-name="ce4" office:value-type="date" office:date-value="1988-10-01" calcext:value-type="date">
            <text:p>1988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assic Park</text:p>
          </table:table-cell>
          <table:table-cell table:style-name="ce4" office:value-type="date" office:date-value="1993-06-01" calcext:value-type="date">
            <text:p>1993-06-01</text:p>
          </table:table-cell>
          <table:table-cell table:style-name="ce4" office:value-type="date" office:date-value="1993-12-28" calcext:value-type="date">
            <text:p>1993-12-28</text:p>
          </table:table-cell>
          <table:table-cell office:value-type="string" calcext:value-type="string">
            <text:p>Ocean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buki Quantum Fighter</text:p>
          </table:table-cell>
          <table:table-cell table:style-name="ce4" office:value-type="date" office:date-value="1991-01-01" calcext:value-type="date">
            <text:p>1991-01-01</text:p>
          </table:table-cell>
          <table:table-cell table:style-name="ce4" office:value-type="date" office:date-value="1992-02-20" calcext:value-type="date">
            <text:p>1992-02-20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ate Champ</text:p>
          </table:table-cell>
          <table:table-cell table:style-name="ce4" office:value-type="date" office:date-value="1986-11-01" calcext:value-type="date">
            <text:p>1986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Karate Kid</text:p>
          </table:table-cell>
          <table:table-cell table:style-name="ce4" office:value-type="date" office:date-value="1987-11-01" calcext:value-type="date">
            <text:p>1987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nov</text:p>
          </table:table-cell>
          <table:table-cell table:style-name="ce4" office:value-type="date" office:date-value="1988-01-01" calcext:value-type="date">
            <text:p>1988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ck Master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ck Off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2-07-22" calcext:value-type="date">
            <text:p>1992-07-22</text:p>
          </table:table-cell>
          <table:table-cell office:value-type="string" calcext:value-type="string">
            <text:p>Imagine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ckle Cubicle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Ir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d Icarus</text:p>
          </table:table-cell>
          <table:table-cell table:style-name="ce4" office:value-type="date" office:date-value="1987-07-01" calcext:value-type="date">
            <text:p>1987-07-01</text:p>
          </table:table-cell>
          <table:table-cell table:style-name="ce4" office:value-type="date" office:date-value="1988-02-15" calcext:value-type="date">
            <text:p>1988-02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d Klown in Night Mayor World</text:p>
          </table:table-cell>
          <table:table-cell table:style-name="ce4" office:value-type="date" office:date-value="1993-04-01" calcext:value-type="date">
            <text:p>1993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em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d Kool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c Tok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d Niki: Radical Ninja</text:p>
          </table:table-cell>
          <table:table-cell table:style-name="ce4" office:value-type="date" office:date-value="1987-11-01" calcext:value-type="date">
            <text:p>1987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's Knight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qu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s of the Beach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's Quest V: Absence Makes the Heart Go Yonder!</text:p>
          </table:table-cell>
          <table:table-cell table:style-name="ce4" office:value-type="date" office:date-value="1992-06-01" calcext:value-type="date">
            <text:p>1992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rby's Adventure</text:p>
          </table:table-cell>
          <table:table-cell table:style-name="ce4" office:value-type="date" office:date-value="1993-05-01" calcext:value-type="date">
            <text:p>1993-05-01</text:p>
          </table:table-cell>
          <table:table-cell table:style-name="ce4" office:value-type="date" office:date-value="1993-12-09" calcext:value-type="date">
            <text:p>1993-12-09</text:p>
          </table:table-cell>
          <table:table-cell office:value-type="string" calcext:value-type="string">
            <text:p>Nintendo <text:s/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ashBall</text:p>
          </table:table-cell>
          <table:table-cell table:style-name="ce4" office:value-type="date" office:date-value="1991-07-01" calcext:value-type="date">
            <text:p>1991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F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ight Rider</text:p>
          </table:table-cell>
          <table:table-cell table:style-name="ce4" office:value-type="date" office:date-value="1989-12-01" calcext:value-type="date">
            <text:p>1989-12-01</text:p>
          </table:table-cell>
          <table:table-cell table:style-name="ce4" office:value-type="date" office:date-value="1990-07-27" calcext:value-type="date">
            <text:p>1990-07-27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ami Hyper Soccer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Krion Conquest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c Tok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usty's Fun House</text:p>
          </table:table-cell>
          <table:table-cell table:style-name="ce4" office:value-type="date" office:date-value="1992-09-01" calcext:value-type="date">
            <text:p>1992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ng-Fu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7-04-15" calcext:value-type="date">
            <text:p>1987-04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ng-Fu Heroes</text:p>
          </table:table-cell>
          <table:table-cell table:style-name="ce4" office:value-type="date" office:date-value="1989-03-01" calcext:value-type="date">
            <text:p>1989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ulture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er Invasion</text:p>
          </table:table-cell>
          <table:table-cell table:style-name="ce4" office:value-type="date" office:date-value="1991-06-01" calcext:value-type="date">
            <text:p>1991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 Action Hero</text:p>
          </table:table-cell>
          <table:table-cell table:style-name="ce4" office:value-type="date" office:date-value="1993-10-01" calcext:value-type="date">
            <text:p>1993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ny Image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Last Ninja</text:p>
          </table:table-cell>
          <table:table-cell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Last Starfighter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e Trevino's Fighting Golf</text:p>
          </table:table-cell>
          <table:table-cell table:style-name="ce4" office:value-type="date" office:date-value="1988-09-01" calcext:value-type="date">
            <text:p>1988-09-01</text:p>
          </table:table-cell>
          <table:table-cell table:style-name="ce4" office:value-type="date" office:date-value="1990-05-18" calcext:value-type="date">
            <text:p>1990-05-18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gacy of the Wizard</text:p>
          </table:table-cell>
          <table:table-cell table:style-name="ce4" office:value-type="date" office:date-value="1989-04-01" calcext:value-type="date">
            <text:p>1989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røderb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Legend of Kage</text:p>
          </table:table-cell>
          <table:table-cell table:style-name="ce4" office:value-type="date" office:date-value="1987-08-01" calcext:value-type="date">
            <text:p>1987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Legend of Prince Valiant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Ocean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Legend of Zelda</text:p>
          </table:table-cell>
          <table:table-cell table:style-name="ce4" office:value-type="date" office:date-value="1987-08-22" calcext:value-type="date">
            <text:p>1987-08-22</text:p>
          </table:table-cell>
          <table:table-cell table:style-name="ce4" office:value-type="date" office:date-value="1987-11-15" calcext:value-type="date">
            <text:p>1987-11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gendary Wings</text:p>
          </table:table-cell>
          <table:table-cell table:style-name="ce4" office:value-type="date" office:date-value="1988-07-01" calcext:value-type="date">
            <text:p>1988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gends of the Diamond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mings</text:p>
          </table:table-cell>
          <table:table-cell table:style-name="ce4" office:value-type="date" office:date-value="1992-11-01" calcext:value-type="date">
            <text:p>1992-11-01</text:p>
          </table:table-cell>
          <table:table-cell table:style-name="ce4" office:value-type="date" office:date-value="1993-05-19" calcext:value-type="date">
            <text:p>1993-05-19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'Empereur</text:p>
          </table:table-cell>
          <table:table-cell table:style-name="ce4" office:value-type="date" office:date-value="1991-11-01" calcext:value-type="date">
            <text:p>1991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 Chevaliers du Zodiaque : La Légende d'or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87-01-01" calcext:value-type="date">
            <text:p>1987-01-01</text:p>
          </table:table-cell>
          <table:table-cell office:value-type="string" calcext:value-type="string">
            <text:p>Banda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thal Weapon</text:p>
          </table:table-cell>
          <table:table-cell table:style-name="ce4" office:value-type="date" office:date-value="1993-04-01" calcext:value-type="date">
            <text:p>1993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Ocean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fe Force</text:p>
          </table:table-cell>
          <table:table-cell table:style-name="ce4" office:value-type="date" office:date-value="1988-08-01" calcext:value-type="date">
            <text:p>1988-08-01</text:p>
          </table:table-cell>
          <table:table-cell table:style-name="ce4" office:value-type="date" office:date-value="1988-01-01" calcext:value-type="date">
            <text:p>1988-01-01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ttle League Baseball: Championship Series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ttle Nemo: The Dream Master</text:p>
          </table:table-cell>
          <table:table-cell table:style-name="ce4" office:value-type="date" office:date-value="1990-09-01" calcext:value-type="date">
            <text:p>1990-09-01</text:p>
          </table:table-cell>
          <table:table-cell table:style-name="ce4" office:value-type="date" office:date-value="1991-12-12" calcext:value-type="date">
            <text:p>1991-12-12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ttle Ninja Brothers</text:p>
          </table:table-cell>
          <table:table-cell table:style-name="ce4" office:value-type="date" office:date-value="1990-12-01" calcext:value-type="date">
            <text:p>1990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ulture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ttle Samson</text:p>
          </table:table-cell>
          <table:table-cell table:style-name="ce4" office:value-type="date" office:date-value="1992-11-01" calcext:value-type="date">
            <text:p>1992-11-01</text:p>
          </table:table-cell>
          <table:table-cell table:style-name="ce4" office:value-type="date" office:date-value="1993-03-18" calcext:value-type="date">
            <text:p>1993-03-18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de Runner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røderb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Lone Ranger</text:p>
          </table:table-cell>
          <table:table-cell table:style-name="ce4" office:value-type="date" office:date-value="1991-08-01" calcext:value-type="date">
            <text:p>1991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pz</text:p>
          </table:table-cell>
          <table:table-cell table:style-name="ce4" office:value-type="date" office:date-value="1990-10-01" calcext:value-type="date">
            <text:p>1990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w G Man: The Low Gravity Man</text:p>
          </table:table-cell>
          <table:table-cell table:number-columns-repeated="2"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Tax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nar Pool</text:p>
          </table:table-cell>
          <table:table-cell table:style-name="ce4" office:value-type="date" office:date-value="1987-10-01" calcext:value-type="date">
            <text:p>1987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.C. Kids</text:p>
          </table:table-cell>
          <table:table-cell table:style-name="ce4" office:value-type="date" office:date-value="1992-02-01" calcext:value-type="date">
            <text:p>1992-02-01</text:p>
          </table:table-cell>
          <table:table-cell table:style-name="ce4" office:value-type="date" office:date-value="1993-05-19" calcext:value-type="date">
            <text:p>1993-05-19</text:p>
          </table:table-cell>
          <table:table-cell office:value-type="string" calcext:value-type="string">
            <text:p>Virgin Interactive (NA)|Ocean Software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.U.L.E.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.U.S.C.L.E.</text:p>
          </table:table-cell>
          <table:table-cell table:style-name="ce4" office:value-type="date" office:date-value="1986-10-29" calcext:value-type="date">
            <text:p>1986-10-29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 Rider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7-03-15" calcext:value-type="date">
            <text:p>1987-03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d Max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Mafat Conspiracy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c Tok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ic Darts</text:p>
          </table:table-cell>
          <table:table-cell table:style-name="ce4" office:value-type="date" office:date-value="1991-09-01" calcext:value-type="date">
            <text:p>1991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Romst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ic Johnson's Fast Break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Magic of Scheherazade</text:p>
          </table:table-cell>
          <table:table-cell table:style-name="ce4" office:value-type="date" office:date-value="1989-12-01" calcext:value-type="date">
            <text:p>1989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ulture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ician</text:p>
          </table:table-cell>
          <table:table-cell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x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Max</text:p>
          </table:table-cell>
          <table:table-cell table:style-name="ce4" office:value-type="date" office:date-value="1988-10-01" calcext:value-type="date">
            <text:p>1988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jor League Baseball</text:p>
          </table:table-cell>
          <table:table-cell table:style-name="ce4" office:value-type="date" office:date-value="1988-04-01" calcext:value-type="date">
            <text:p>1988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ac Mansion</text:p>
          </table:table-cell>
          <table:table-cell table:style-name="ce4" office:value-type="date" office:date-value="1990-09-01" calcext:value-type="date">
            <text:p>1990-09-01</text:p>
          </table:table-cell>
          <table:table-cell table:style-name="ce4" office:value-type="date" office:date-value="1992-10-22" calcext:value-type="date">
            <text:p>1992-10-22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ppy-Land</text:p>
          </table:table-cell>
          <table:table-cell table:style-name="ce4" office:value-type="date" office:date-value="1989-04-01" calcext:value-type="date">
            <text:p>1989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x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ble Madness</text:p>
          </table:table-cell>
          <table:table-cell table:style-name="ce4" office:value-type="date" office:date-value="1989-03-01" calcext:value-type="date">
            <text:p>1989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lton Bradley Comp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o Bros.</text:p>
          </table:table-cell>
          <table:table-cell table:style-name="ce4" office:value-type="date" office:date-value="1986-06-01" calcext:value-type="date">
            <text:p>1986-06-01</text:p>
          </table:table-cell>
          <table:table-cell table:style-name="ce4" office:value-type="date" office:date-value="1986-09-01" calcext:value-type="date">
            <text:p>1986-09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o Bros. (Classic)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o Is Missing!</text:p>
          </table:table-cell>
          <table:table-cell table:style-name="ce4" office:value-type="date" office:date-value="1993-07-01" calcext:value-type="date">
            <text:p>1993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o's Time Machine</text:p>
          </table:table-cell>
          <table:table-cell table:style-name="ce4" office:value-type="date" office:date-value="1994-06-01" calcext:value-type="date">
            <text:p>1994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chanized Attack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a Man</text:p>
          </table:table-cell>
          <table:table-cell table:style-name="ce4" office:value-type="date" office:date-value="1987-12-01" calcext:value-type="date">
            <text:p>1987-12-01</text:p>
          </table:table-cell>
          <table:table-cell table:style-name="ce4" office:value-type="date" office:date-value="1989-12-13" calcext:value-type="date">
            <text:p>1989-12-13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a Man 2</text:p>
          </table:table-cell>
          <table:table-cell table:style-name="ce4" office:value-type="date" office:date-value="1989-06-01" calcext:value-type="date">
            <text:p>1989-06-01</text:p>
          </table:table-cell>
          <table:table-cell table:style-name="ce4" office:value-type="date" office:date-value="1990-12-14" calcext:value-type="date">
            <text:p>1990-12-14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a Man 3</text:p>
          </table:table-cell>
          <table:table-cell table:style-name="ce4" office:value-type="date" office:date-value="1990-11-01" calcext:value-type="date">
            <text:p>1990-11-01</text:p>
          </table:table-cell>
          <table:table-cell table:style-name="ce4" office:value-type="date" office:date-value="1992-02-20" calcext:value-type="date">
            <text:p>1992-02-20</text:p>
          </table:table-cell>
          <table:table-cell office:value-type="string" calcext:value-type="string">
            <text:p>Capcom (NA)|Nintendo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a Man 4</text:p>
          </table:table-cell>
          <table:table-cell table:style-name="ce4" office:value-type="date" office:date-value="1992-01-01" calcext:value-type="date">
            <text:p>1992-01-01</text:p>
          </table:table-cell>
          <table:table-cell table:style-name="ce4" office:value-type="date" office:date-value="1993-01-21" calcext:value-type="date">
            <text:p>1993-01-21</text:p>
          </table:table-cell>
          <table:table-cell office:value-type="string" calcext:value-type="string">
            <text:p>Capcom (NA)|Nintendo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a Man 5</text:p>
          </table:table-cell>
          <table:table-cell table:style-name="ce4" office:value-type="date" office:date-value="1992-12-01" calcext:value-type="date">
            <text:p>1992-12-01</text:p>
          </table:table-cell>
          <table:table-cell table:style-name="ce4" office:value-type="date" office:date-value="1993-11-18" calcext:value-type="date">
            <text:p>1993-11-18</text:p>
          </table:table-cell>
          <table:table-cell office:value-type="string" calcext:value-type="string">
            <text:p>Capcom (NA)|Nintendo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a Man 6</text:p>
          </table:table-cell>
          <table:table-cell table:style-name="ce4" office:value-type="date" office:date-value="1994-03-01" calcext:value-type="date">
            <text:p>1994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del Palace</text:p>
          </table:table-cell>
          <table:table-cell table:style-name="ce4" office:value-type="date" office:date-value="1990-10-01" calcext:value-type="date">
            <text:p>1990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Gear</text:p>
          </table:table-cell>
          <table:table-cell table:style-name="ce4" office:value-type="date" office:date-value="1988-06-01" calcext:value-type="date">
            <text:p>1988-06-01</text:p>
          </table:table-cell>
          <table:table-cell table:style-name="ce4" office:value-type="date" office:date-value="1988-01-01" calcext:value-type="date">
            <text:p>1988-01-01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Mech</text:p>
          </table:table-cell>
          <table:table-cell table:style-name="ce4" office:value-type="date" office:date-value="1991-03-01" calcext:value-type="date">
            <text:p>1991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Storm</text:p>
          </table:table-cell>
          <table:table-cell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Ir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roid</text:p>
          </table:table-cell>
          <table:table-cell table:style-name="ce4" office:value-type="date" office:date-value="1987-08-01" calcext:value-type="date">
            <text:p>1987-08-01</text:p>
          </table:table-cell>
          <table:table-cell table:style-name="ce4" office:value-type="date" office:date-value="1988-01-15" calcext:value-type="date">
            <text:p>1988-01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Andretti's World GP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a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key Mousecapade</text:p>
          </table:table-cell>
          <table:table-cell table:style-name="ce4" office:value-type="date" office:date-value="1988-10-01" calcext:value-type="date">
            <text:p>1988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key's Adventures in Numberland</text:p>
          </table:table-cell>
          <table:table-cell table:style-name="ce4" office:value-type="date" office:date-value="1994-03-01" calcext:value-type="date">
            <text:p>1994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key's Safari in Letterland</text:p>
          </table:table-cell>
          <table:table-cell table:style-name="ce4" office:value-type="date" office:date-value="1993-03-01" calcext:value-type="date">
            <text:p>1993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ght and Magic Book One: The Secret of the Inner Sanctum</text:p>
          </table:table-cell>
          <table:table-cell table:style-name="ce4" office:value-type="date" office:date-value="1992-08-01" calcext:value-type="date">
            <text:p>1992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a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ghty Bomb Jack</text:p>
          </table:table-cell>
          <table:table-cell table:style-name="ce4" office:value-type="date" office:date-value="1987-07-01" calcext:value-type="date">
            <text:p>1987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ghty Final Fight</text:p>
          </table:table-cell>
          <table:table-cell table:style-name="ce4" office:value-type="date" office:date-value="1993-07-01" calcext:value-type="date">
            <text:p>1993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ke Tyson's Punch-Out!!</text:p>
          </table:table-cell>
          <table:table-cell table:style-name="ce4" office:value-type="date" office:date-value="1987-10-01" calcext:value-type="date">
            <text:p>1987-10-01</text:p>
          </table:table-cell>
          <table:table-cell table:style-name="ce4" office:value-type="date" office:date-value="1987-12-15" calcext:value-type="date">
            <text:p>1987-12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lipede</text:p>
          </table:table-cell>
          <table:table-cell table:style-name="ce4" office:value-type="date" office:date-value="1988-10-01" calcext:value-type="date">
            <text:p>1988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on's Secret Castle</text:p>
          </table:table-cell>
          <table:table-cell table:style-name="ce4" office:value-type="date" office:date-value="1988-09-01" calcext:value-type="date">
            <text:p>1988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acle Piano Teaching System</text:p>
          </table:table-cell>
          <table:table-cell table:number-columns-repeated="2"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ion: Impossible</text:p>
          </table:table-cell>
          <table:table-cell table:style-name="ce4" office:value-type="date" office:date-value="1990-09-01" calcext:value-type="date">
            <text:p>1990-09-01</text:p>
          </table:table-cell>
          <table:table-cell table:style-name="ce4" office:value-type="date" office:date-value="1991-11-28" calcext:value-type="date">
            <text:p>1991-11-28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opoly</text:p>
          </table:table-cell>
          <table:table-cell table:style-name="ce4" office:value-type="date" office:date-value="1991-05-01" calcext:value-type="date">
            <text:p>1991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Parker Broth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ster in My Pocket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ster Party</text:p>
          </table:table-cell>
          <table:table-cell table:style-name="ce4" office:value-type="date" office:date-value="1989-06-01" calcext:value-type="date">
            <text:p>1989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ster Truck Rally</text:p>
          </table:table-cell>
          <table:table-cell table:style-name="ce4" office:value-type="date" office:date-value="1991-09-01" calcext:value-type="date">
            <text:p>1991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INT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or City Patrol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atchbo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. Gimmick!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3-05-19" calcext:value-type="date">
            <text:p>1993-05-19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s. Pac-Man</text:p>
          </table:table-cell>
          <table:table-cell table:style-name="ce4" office:value-type="date" office:date-value="1993-11-01" calcext:value-type="date">
            <text:p>1993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am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ppet Adventure: Chaos at the Carnival</text:p>
          </table:table-cell>
          <table:table-cell table:style-name="ce4" office:value-type="date" office:date-value="1990-11-01" calcext:value-type="date">
            <text:p>1990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Mutant Virus: Crisis in a Computer World</text:p>
          </table:table-cell>
          <table:table-cell table:style-name="ce4" office:value-type="date" office:date-value="1992-04-01" calcext:value-type="date">
            <text:p>1992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oftwor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ystery Quest</text:p>
          </table:table-cell>
          <table:table-cell table:style-name="ce4" office:value-type="date" office:date-value="1989-04-01" calcext:value-type="date">
            <text:p>1989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x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RC</text:p>
          </table:table-cell>
          <table:table-cell table:style-name="ce4" office:value-type="date" office:date-value="1990-08-01" calcext:value-type="date">
            <text:p>1990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S Open Tournament Golf</text:p>
          </table:table-cell>
          <table:table-cell table:style-name="ce4" office:value-type="date" office:date-value="1991-09-01" calcext:value-type="date">
            <text:p>1991-09-01</text:p>
          </table:table-cell>
          <table:table-cell table:style-name="ce4" office:value-type="date" office:date-value="1992-06-18" calcext:value-type="date">
            <text:p>1992-06-18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S Play Action Football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Ghostbusters II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wi Kraze (NA)|The NewZealand Story (EU/AU)</text:p>
          </table:table-cell>
          <table:table-cell table:style-name="ce4" office:value-type="date" office:date-value="1991-03-01" calcext:value-type="date">
            <text:p>1991-03-01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Taito (NA)|Ocean Software (EU/A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FL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gel Mansell's World Championship Racing</text:p>
          </table:table-cell>
          <table:table-cell table:style-name="ce4" office:value-type="date" office:date-value="1993-10-01" calcext:value-type="date">
            <text:p>1993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Nightmare on Elm Street</text:p>
          </table:table-cell>
          <table:table-cell table:style-name="ce4" office:value-type="date" office:date-value="1990-10-01" calcext:value-type="date">
            <text:p>1990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ghtshade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ja Crusaders</text:p>
          </table:table-cell>
          <table:table-cell table:style-name="ce4" office:value-type="date" office:date-value="1990-12-01" calcext:value-type="date">
            <text:p>1990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a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ja Gaiden</text:p>
          </table:table-cell>
          <table:table-cell table:style-name="ce4" office:value-type="date" office:date-value="1989-03-01" calcext:value-type="date">
            <text:p>1989-03-01</text:p>
          </table:table-cell>
          <table:table-cell table:style-name="ce4" office:value-type="date" office:date-value="1991-08-15" calcext:value-type="date">
            <text:p>1991-08-15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ja Gaiden II: The Dark Sword of Chaos</text:p>
          </table:table-cell>
          <table:table-cell table:style-name="ce4" office:value-type="date" office:date-value="1990-05-01" calcext:value-type="date">
            <text:p>1990-05-01</text:p>
          </table:table-cell>
          <table:table-cell table:style-name="ce4" office:value-type="date" office:date-value="1994-10-27" calcext:value-type="date">
            <text:p>1994-10-27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ja Gaiden III: The Ancient Ship of Doom</text:p>
          </table:table-cell>
          <table:table-cell table:style-name="ce4" office:value-type="date" office:date-value="1991-08-01" calcext:value-type="date">
            <text:p>1991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ja Kid</text:p>
          </table:table-cell>
          <table:table-cell table:style-name="ce4" office:value-type="date" office:date-value="1986-10-29" calcext:value-type="date">
            <text:p>1986-10-29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tendo Campus Challenge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tendo World Championships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tendo World Cup</text:p>
          </table:table-cell>
          <table:table-cell table:style-name="ce4" office:value-type="date" office:date-value="1990-12-01" calcext:value-type="date">
            <text:p>1990-12-01</text:p>
          </table:table-cell>
          <table:table-cell table:style-name="ce4" office:value-type="date" office:date-value="1991-06-27" calcext:value-type="date">
            <text:p>1991-06-27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ah's Ark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unaga's Ambition</text:p>
          </table:table-cell>
          <table:table-cell table:style-name="ce4" office:value-type="date" office:date-value="1989-06-01" calcext:value-type="date">
            <text:p>1989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unaga's Ambition II</text:p>
          </table:table-cell>
          <table:table-cell table:style-name="ce4" office:value-type="date" office:date-value="1991-04-01" calcext:value-type="date">
            <text:p>1991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 &amp; South</text:p>
          </table:table-cell>
          <table:table-cell table:style-name="ce4" office:value-type="date" office:date-value="1990-12-01" calcext:value-type="date">
            <text:p>1990-12-01</text:p>
          </table:table-cell>
          <table:table-cell table:style-name="ce4" office:value-type="date" office:date-value="1992-01-23" calcext:value-type="date">
            <text:p>1992-01-23</text:p>
          </table:table-cell>
          <table:table-cell office:value-type="string" calcext:value-type="string">
            <text:p>Sei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ration Wolf</text:p>
          </table:table-cell>
          <table:table-cell table:style-name="ce4" office:value-type="date" office:date-value="1989-05-01" calcext:value-type="date">
            <text:p>1989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b-3D</text:p>
          </table:table-cell>
          <table:table-cell table:style-name="ce4" office:value-type="date" office:date-value="1990-10-01" calcext:value-type="date">
            <text:p>1990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llo</text:p>
          </table:table-cell>
          <table:table-cell table:style-name="ce4" office:value-type="date" office:date-value="1988-12-01" calcext:value-type="date">
            <text:p>1988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er Horizon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Hot-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erlord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rgin Intera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.O.W.: Prisoners of War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-Man</text:p>
          </table:table-cell>
          <table:table-cell table:style-name="ce4" office:value-type="date" office:date-value="1993-11-01" calcext:value-type="date">
            <text:p>1993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am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-Man</text:p>
          </table:table-cell>
          <table:table-cell table:style-name="ce4" office:value-type="date" office:date-value="1989-01-01" calcext:value-type="date">
            <text:p>1989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n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amedes</text:p>
          </table:table-cell>
          <table:table-cell table:style-name="ce4" office:value-type="date" office:date-value="1990-11-01" calcext:value-type="date">
            <text:p>1990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ot-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ic Restaurant</text:p>
          </table:table-cell>
          <table:table-cell table:style-name="ce4" office:value-type="date" office:date-value="1992-08-01" calcext:value-type="date">
            <text:p>1992-08-01</text:p>
          </table:table-cell>
          <table:table-cell table:style-name="ce4" office:value-type="date" office:date-value="1994-05-26" calcext:value-type="date">
            <text:p>1994-05-26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perboy</text:p>
          </table:table-cell>
          <table:table-cell table:style-name="ce4" office:value-type="date" office:date-value="1988-12-01" calcext:value-type="date">
            <text:p>1988-12-01</text:p>
          </table:table-cell>
          <table:table-cell table:style-name="ce4" office:value-type="date" office:date-value="1990-10-26" calcext:value-type="date">
            <text:p>1990-10-26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perboy 2</text:p>
          </table:table-cell>
          <table:table-cell table:style-name="ce4" office:value-type="date" office:date-value="1992-04-01" calcext:value-type="date">
            <text:p>1992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sol Stars: The Story of Bubble Bobble 3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Ocean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odius Da!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Pal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ter Pan and the Pirates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ntom Fighter</text:p>
          </table:table-cell>
          <table:table-cell table:style-name="ce4" office:value-type="date" office:date-value="1990-04-01" calcext:value-type="date">
            <text:p>1990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tionary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ball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6-09-01" calcext:value-type="date">
            <text:p>1986-09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ball Quest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*Bot</text:p>
          </table:table-cell>
          <table:table-cell table:style-name="ce4" office:value-type="date" office:date-value="1990-04-01" calcext:value-type="date">
            <text:p>1990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pe Dream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ullet-Proof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tes!</text:p>
          </table:table-cell>
          <table:table-cell table:style-name="ce4" office:value-type="date" office:date-value="1991-10-01" calcext:value-type="date">
            <text:p>1991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oon</text:p>
          </table:table-cell>
          <table:table-cell table:style-name="ce4" office:value-type="date" office:date-value="1988-12-01" calcext:value-type="date">
            <text:p>1988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eye</text:p>
          </table:table-cell>
          <table:table-cell table:style-name="ce4" office:value-type="date" office:date-value="1986-06-01" calcext:value-type="date">
            <text:p>1986-06-01</text:p>
          </table:table-cell>
          <table:table-cell table:style-name="ce4" office:value-type="date" office:date-value="1986-09-01" calcext:value-type="date">
            <text:p>1986-09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Blade</text:p>
          </table:table-cell>
          <table:table-cell table:style-name="ce4" office:value-type="date" office:date-value="1991-03-01" calcext:value-type="date">
            <text:p>1991-03-01</text:p>
          </table:table-cell>
          <table:table-cell table:style-name="ce4" office:value-type="date" office:date-value="1992-01-23" calcext:value-type="date">
            <text:p>1992-01-23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Blade 2</text:p>
          </table:table-cell>
          <table:table-cell table:style-name="ce4" office:value-type="date" office:date-value="1992-10-01" calcext:value-type="date">
            <text:p>1992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Punch II</text:p>
          </table:table-cell>
          <table:table-cell table:style-name="ce4" office:value-type="date" office:date-value="1992-06-01" calcext:value-type="date">
            <text:p>1992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oftwor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dator: Soon the Hunt Will Begin</text:p>
          </table:table-cell>
          <table:table-cell table:style-name="ce4" office:value-type="date" office:date-value="1989-04-01" calcext:value-type="date">
            <text:p>1989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of Persia</text:p>
          </table:table-cell>
          <table:table-cell table:style-name="ce4" office:value-type="date" office:date-value="1992-11-01" calcext:value-type="date">
            <text:p>1992-11-01</text:p>
          </table:table-cell>
          <table:table-cell table:style-name="ce4" office:value-type="date" office:date-value="1993-04-29" calcext:value-type="date">
            <text:p>1993-04-29</text:p>
          </table:table-cell>
          <table:table-cell office:value-type="string" calcext:value-type="string">
            <text:p>Virgin Intera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ss Tomato in the Salad Kingdom</text:p>
          </table:table-cell>
          <table:table-cell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 Sport Hockey</text:p>
          </table:table-cell>
          <table:table-cell table:style-name="ce4" office:value-type="date" office:date-value="1993-11-01" calcext:value-type="date">
            <text:p>1993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 Wrestling</text:p>
          </table:table-cell>
          <table:table-cell table:style-name="ce4" office:value-type="date" office:date-value="1987-03-01" calcext:value-type="date">
            <text:p>1987-03-01</text:p>
          </table:table-cell>
          <table:table-cell table:style-name="ce4" office:value-type="date" office:date-value="1987-09-15" calcext:value-type="date">
            <text:p>1987-09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nch-Out!!</text:p>
          </table:table-cell>
          <table:table-cell table:style-name="ce4" office:value-type="date" office:date-value="1990-08-01" calcext:value-type="date">
            <text:p>1990-08-01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Punisher</text:p>
          </table:table-cell>
          <table:table-cell table:style-name="ce4" office:value-type="date" office:date-value="1990-11-01" calcext:value-type="date">
            <text:p>1990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ss 'n Boots: Pero's Great Adventure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Electro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zznic</text:p>
          </table:table-cell>
          <table:table-cell table:style-name="ce4" office:value-type="date" office:date-value="1990-11-01" calcext:value-type="date">
            <text:p>1990-11-01</text:p>
          </table:table-cell>
          <table:table-cell table:style-name="ce4" office:value-type="date" office:date-value="1991-04-25" calcext:value-type="date">
            <text:p>1991-04-25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*bert</text:p>
          </table:table-cell>
          <table:table-cell table:style-name="ce4" office:value-type="date" office:date-value="1989-02-01" calcext:value-type="date">
            <text:p>1989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ix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.B.I. Baseball</text:p>
          </table:table-cell>
          <table:table-cell table:style-name="ce4" office:value-type="date" office:date-value="1988-01-01" calcext:value-type="date">
            <text:p>1988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n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.C. Pro-Am</text:p>
          </table:table-cell>
          <table:table-cell table:style-name="ce4" office:value-type="date" office:date-value="1988-02-01" calcext:value-type="date">
            <text:p>1988-02-01</text:p>
          </table:table-cell>
          <table:table-cell table:style-name="ce4" office:value-type="date" office:date-value="1988-04-15" calcext:value-type="date">
            <text:p>1988-04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.C. Pro-Am II</text:p>
          </table:table-cell>
          <table:table-cell table:style-name="ce4" office:value-type="date" office:date-value="1992-12-01" calcext:value-type="date">
            <text:p>1992-12-01</text:p>
          </table:table-cell>
          <table:table-cell table:style-name="ce4" office:value-type="date" office:date-value="1993-09-23" calcext:value-type="date">
            <text:p>1993-09-23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e America</text:p>
          </table:table-cell>
          <table:table-cell table:style-name="ce4" office:value-type="date" office:date-value="1992-05-01" calcext:value-type="date">
            <text:p>1992-05-01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Absolute Entertainment (NA)|Milton Bradley Company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ket Attack</text:p>
          </table:table-cell>
          <table:table-cell table:style-name="ce4" office:value-type="date" office:date-value="1988-10-01" calcext:value-type="date">
            <text:p>1988-10-01</text:p>
          </table:table-cell>
          <table:table-cell table:style-name="ce4" office:value-type="date" office:date-value="1994-03-24" calcext:value-type="date">
            <text:p>1994-03-24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kets &amp; Rivals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Pal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d Racer</text:p>
          </table:table-cell>
          <table:table-cell table:style-name="ce4" office:value-type="date" office:date-value="1987-10-01" calcext:value-type="date">
            <text:p>1987-10-01</text:p>
          </table:table-cell>
          <table:table-cell table:style-name="ce4" office:value-type="date" office:date-value="1988-01-15" calcext:value-type="date">
            <text:p>1988-01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d Racer II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qu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d on Bungeling Bay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røderb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nbow Islands: The Story of Bubble Bobble 2</text:p>
          </table:table-cell>
          <table:table-cell table:style-name="ce4" office:value-type="date" office:date-value="1991-06-01" calcext:value-type="date">
            <text:p>1991-06-01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Taito (NA)|Ocean Software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lly Bike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Romst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mbo</text:p>
          </table:table-cell>
          <table:table-cell table:style-name="ce4" office:value-type="date" office:date-value="1988-05-01" calcext:value-type="date">
            <text:p>1988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mpage</text:p>
          </table:table-cell>
          <table:table-cell table:style-name="ce4" office:value-type="date" office:date-value="1988-12-01" calcext:value-type="date">
            <text:p>1988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mpart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te Control</text:p>
          </table:table-cell>
          <table:table-cell table:style-name="ce4" office:value-type="date" office:date-value="1990-05-01" calcext:value-type="date">
            <text:p>1990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Ren &amp; Stimpy Show: Buckaroo$!</text:p>
          </table:table-cell>
          <table:table-cell table:style-name="ce4" office:value-type="date" office:date-value="1993-11-01" calcext:value-type="date">
            <text:p>1993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egade</text:p>
          </table:table-cell>
          <table:table-cell table:style-name="ce4" office:value-type="date" office:date-value="1988-01-01" calcext:value-type="date">
            <text:p>1988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cue: The Embassy Mission</text:p>
          </table:table-cell>
          <table:table-cell table:style-name="ce4" office:value-type="date" office:date-value="1990-01-01" calcext:value-type="date">
            <text:p>1990-01-01</text:p>
          </table:table-cell>
          <table:table-cell table:style-name="ce4" office:value-type="date" office:date-value="1991-03-27" calcext:value-type="date">
            <text:p>1991-03-27</text:p>
          </table:table-cell>
          <table:table-cell office:value-type="string" calcext:value-type="string">
            <text:p>Sei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g King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ver City Ransom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chnōs Japan (NA)|Infogrames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ad Fighter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Pal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adBlasters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in Hood: Prince of Thieves</text:p>
          </table:table-cell>
          <table:table-cell table:style-name="ce4" office:value-type="date" office:date-value="1991-11-01" calcext:value-type="date">
            <text:p>1991-11-01</text:p>
          </table:table-cell>
          <table:table-cell table:style-name="ce4" office:value-type="date" office:date-value="1992-12-10" calcext:value-type="date">
            <text:p>1992-12-10</text:p>
          </table:table-cell>
          <table:table-cell office:value-type="string" calcext:value-type="string">
            <text:p>Virgin Intera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oCop</text:p>
          </table:table-cell>
          <table:table-cell table:style-name="ce4" office:value-type="date" office:date-value="1989-12-01" calcext:value-type="date">
            <text:p>1989-12-01</text:p>
          </table:table-cell>
          <table:table-cell table:style-name="ce4" office:value-type="date" office:date-value="1991-04-25" calcext:value-type="date">
            <text:p>1991-04-25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oCop 2</text:p>
          </table:table-cell>
          <table:table-cell table:style-name="ce4" office:value-type="date" office:date-value="1991-04-01" calcext:value-type="date">
            <text:p>1991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oCop 3</text:p>
          </table:table-cell>
          <table:table-cell table:style-name="ce4" office:value-type="date" office:date-value="1992-08-01" calcext:value-type="date">
            <text:p>1992-08-01</text:p>
          </table:table-cell>
          <table:table-cell table:style-name="ce4" office:value-type="date" office:date-value="1994-07-28" calcext:value-type="date">
            <text:p>1994-07-28</text:p>
          </table:table-cell>
          <table:table-cell office:value-type="string" calcext:value-type="string">
            <text:p>Ocean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owarrior</text:p>
          </table:table-cell>
          <table:table-cell table:style-name="ce4" office:value-type="date" office:date-value="1988-12-01" calcext:value-type="date">
            <text:p>1988-12-01</text:p>
          </table:table-cell>
          <table:table-cell table:style-name="ce4" office:value-type="date" office:date-value="1989-09-27" calcext:value-type="date">
            <text:p>1989-09-27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 'n Ball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TV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et Ranger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ei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Rocketeer</text:p>
          </table:table-cell>
          <table:table-cell table:style-name="ce4" office:value-type="date" office:date-value="1991-05-01" calcext:value-type="date">
            <text:p>1991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in' Kats</text:p>
          </table:table-cell>
          <table:table-cell table:style-name="ce4" office:value-type="date" office:date-value="1991-09-01" calcext:value-type="date">
            <text:p>1991-09-01</text:p>
          </table:table-cell>
          <table:table-cell table:style-name="ce4" office:value-type="date" office:date-value="1992-11-19" calcext:value-type="date">
            <text:p>1992-11-19</text:p>
          </table:table-cell>
          <table:table-cell office:value-type="string" calcext:value-type="string">
            <text:p>Atl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 Land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ger Clemens' MVP Baseball</text:p>
          </table:table-cell>
          <table:table-cell table:style-name="ce4" office:value-type="date" office:date-value="1991-10-01" calcext:value-type="date">
            <text:p>1991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erball</text:p>
          </table:table-cell>
          <table:table-cell table:style-name="ce4" office:value-type="date" office:date-value="1990-02-01" calcext:value-type="date">
            <text:p>1990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erblade Racer</text:p>
          </table:table-cell>
          <table:table-cell table:style-name="ce4" office:value-type="date" office:date-value="1993-02-01" calcext:value-type="date">
            <text:p>1993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erGames</text:p>
          </table:table-cell>
          <table:table-cell table:style-name="ce4" office:value-type="date" office:date-value="1990-09-01" calcext:value-type="date">
            <text:p>1990-09-01</text:p>
          </table:table-cell>
          <table:table-cell table:style-name="ce4" office:value-type="date" office:date-value="1991-10-24" calcext:value-type="date">
            <text:p>1991-10-24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ance of the Three Kingdoms</text:p>
          </table:table-cell>
          <table:table-cell table:style-name="ce4" office:value-type="date" office:date-value="1989-10-01" calcext:value-type="date">
            <text:p>1989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ance of the Three Kingdoms II</text:p>
          </table:table-cell>
          <table:table-cell table:style-name="ce4" office:value-type="date" office:date-value="1991-09-01" calcext:value-type="date">
            <text:p>1991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ndball: 2 on 2 Challenge</text:p>
          </table:table-cell>
          <table:table-cell table:style-name="ce4" office:value-type="date" office:date-value="1992-05-01" calcext:value-type="date">
            <text:p>1992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h'n Attack</text:p>
          </table:table-cell>
          <table:table-cell table:style-name="ce4" office:value-type="date" office:date-value="1987-04-01" calcext:value-type="date">
            <text:p>1987-04-01</text:p>
          </table:table-cell>
          <table:table-cell table:style-name="ce4" office:value-type="date" office:date-value="1988-01-01" calcext:value-type="date">
            <text:p>1988-01-01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ygar</text:p>
          </table:table-cell>
          <table:table-cell table:style-name="ce4" office:value-type="date" office:date-value="1987-07-01" calcext:value-type="date">
            <text:p>1987-07-01</text:p>
          </table:table-cell>
          <table:table-cell table:style-name="ce4" office:value-type="date" office:date-value="1990-03-30" calcext:value-type="date">
            <text:p>1990-03-30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.C.A.T.: Special Cybernetic Attack Team</text:p>
          </table:table-cell>
          <table:table-cell table:style-name="ce4" office:value-type="date" office:date-value="1991-06-01" calcext:value-type="date">
            <text:p>1991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atsume (NA)|Imagineer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tion Z</text:p>
          </table:table-cell>
          <table:table-cell table:style-name="ce4" office:value-type="date" office:date-value="1987-07-01" calcext:value-type="date">
            <text:p>1987-07-01</text:p>
          </table:table-cell>
          <table:table-cell table:style-name="ce4" office:value-type="date" office:date-value="1989-09-27" calcext:value-type="date">
            <text:p>1989-09-27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cross</text:p>
          </table:table-cell>
          <table:table-cell table:style-name="ce4" office:value-type="date" office:date-value="1988-10-01" calcext:value-type="date">
            <text:p>1988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ame Street: 1-2-3</text:p>
          </table:table-cell>
          <table:table-cell table:style-name="ce4" office:value-type="date" office:date-value="1989-01-01" calcext:value-type="date">
            <text:p>1989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ame Street: A-B-C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ame Street: A-B-C/1-2-3</text:p>
          </table:table-cell>
          <table:table-cell table:style-name="ce4" office:value-type="date" office:date-value="1991-11-01" calcext:value-type="date">
            <text:p>1991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ame Street: Big Bird's Hide &amp; Speak</text:p>
          </table:table-cell>
          <table:table-cell table:style-name="ce4" office:value-type="date" office:date-value="1990-10-01" calcext:value-type="date">
            <text:p>1990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ame Street: Countdown</text:p>
          </table:table-cell>
          <table:table-cell table:style-name="ce4" office:value-type="date" office:date-value="1992-02-01" calcext:value-type="date">
            <text:p>1992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dow of the Ninja (aka Blue Shadow )</text:p>
          </table:table-cell>
          <table:table-cell table:style-name="ce4" office:value-type="date" office:date-value="1990-12-01" calcext:value-type="date">
            <text:p>1990-12-01</text:p>
          </table:table-cell>
          <table:table-cell table:style-name="ce4" office:value-type="date" office:date-value="1991-07-25" calcext:value-type="date">
            <text:p>1991-07-25</text:p>
          </table:table-cell>
          <table:table-cell office:value-type="string" calcext:value-type="string">
            <text:p>Natsume (NA)|Data East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dowgate</text:p>
          </table:table-cell>
          <table:table-cell table:style-name="ce4" office:value-type="date" office:date-value="1989-12-01" calcext:value-type="date">
            <text:p>1989-12-01</text:p>
          </table:table-cell>
          <table:table-cell table:style-name="ce4" office:value-type="date" office:date-value="1991-05-30" calcext:value-type="date">
            <text:p>1991-05-30</text:p>
          </table:table-cell>
          <table:table-cell office:value-type="string" calcext:value-type="string">
            <text:p>Sei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tterhand</text:p>
          </table:table-cell>
          <table:table-cell table:style-name="ce4" office:value-type="date" office:date-value="1991-12-01" calcext:value-type="date">
            <text:p>1991-12-01</text:p>
          </table:table-cell>
          <table:table-cell table:style-name="ce4" office:value-type="date" office:date-value="1992-11-19" calcext:value-type="date">
            <text:p>1992-11-19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ngen the Ruler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ot-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ooting Range</text:p>
          </table:table-cell>
          <table:table-cell table:style-name="ce4" office:value-type="date" office:date-value="1989-06-01" calcext:value-type="date">
            <text:p>1989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ort Order / Eggsplode!</text:p>
          </table:table-cell>
          <table:table-cell table:style-name="ce4" office:value-type="date" office:date-value="1989-12-01" calcext:value-type="date">
            <text:p>1989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de Pocket</text:p>
          </table:table-cell>
          <table:table-cell table:style-name="ce4" office:value-type="date" office:date-value="1987-11-30" calcext:value-type="date">
            <text:p>1987-11-30</text:p>
          </table:table-cell>
          <table:table-cell table:style-name="ce4" office:value-type="date" office:date-value="1992-05-27" calcext:value-type="date">
            <text:p>1992-05-27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ent Service</text:p>
          </table:table-cell>
          <table:table-cell table:style-name="ce4" office:value-type="date" office:date-value="1989-12-01" calcext:value-type="date">
            <text:p>1989-12-01</text:p>
          </table:table-cell>
          <table:table-cell table:style-name="ce4" office:value-type="date" office:date-value="1990-11-23" calcext:value-type="date">
            <text:p>1990-11-23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kworm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a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ver Surfer</text:p>
          </table:table-cell>
          <table:table-cell table:style-name="ce4" office:value-type="date" office:date-value="1990-11-01" calcext:value-type="date">
            <text:p>1990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rcadia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impsons: Bart vs. the Space Mutants</text:p>
          </table:table-cell>
          <table:table-cell table:style-name="ce4" office:value-type="date" office:date-value="1991-02-01" calcext:value-type="date">
            <text:p>1991-02-01</text:p>
          </table:table-cell>
          <table:table-cell table:style-name="ce4" office:value-type="date" office:date-value="1991-12-12" calcext:value-type="date">
            <text:p>1991-12-12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impsons: Bart vs. the World</text:p>
          </table:table-cell>
          <table:table-cell table:style-name="ce4" office:value-type="date" office:date-value="1991-12-01" calcext:value-type="date">
            <text:p>1991-12-01</text:p>
          </table:table-cell>
          <table:table-cell table:style-name="ce4" office:value-type="date" office:date-value="1992-10-22" calcext:value-type="date">
            <text:p>1992-10-22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impsons: Bartman Meets Radioactive Man</text:p>
          </table:table-cell>
          <table:table-cell table:style-name="ce4" office:value-type="date" office:date-value="1992-12-01" calcext:value-type="date">
            <text:p>1992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ate or Die!</text:p>
          </table:table-cell>
          <table:table-cell table:style-name="ce4" office:value-type="date" office:date-value="1988-12-01" calcext:value-type="date">
            <text:p>1988-12-01</text:p>
          </table:table-cell>
          <table:table-cell table:style-name="ce4" office:value-type="date" office:date-value="1990-08-17" calcext:value-type="date">
            <text:p>1990-08-17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ate or Die 2: The Search for Double Trouble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Electronic A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i or Die</text:p>
          </table:table-cell>
          <table:table-cell table:style-name="ce4" office:value-type="date" office:date-value="1991-02-01" calcext:value-type="date">
            <text:p>1991-02-01</text:p>
          </table:table-cell>
          <table:table-cell table:style-name="ce4" office:value-type="date" office:date-value="1991-10-24" calcext:value-type="date">
            <text:p>1991-10-24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y Kid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y Shark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alom</text:p>
          </table:table-cell>
          <table:table-cell table:style-name="ce4" office:value-type="date" office:date-value="1987-03-01" calcext:value-type="date">
            <text:p>1987-03-01</text:p>
          </table:table-cell>
          <table:table-cell table:style-name="ce4" office:value-type="date" office:date-value="1987-10-15" calcext:value-type="date">
            <text:p>1987-10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sh TV</text:p>
          </table:table-cell>
          <table:table-cell table:style-name="ce4" office:value-type="date" office:date-value="1991-09-01" calcext:value-type="date">
            <text:p>1991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murfs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4-01-01" calcext:value-type="date">
            <text:p>1994-01-01</text:p>
          </table:table-cell>
          <table:table-cell office:value-type="string" calcext:value-type="string">
            <text:p>Infogr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ke Rattle 'n' Roll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ke's Revenge</text:p>
          </table:table-cell>
          <table:table-cell table:style-name="ce4" office:value-type="date" office:date-value="1990-04-01" calcext:value-type="date">
            <text:p>1990-04-01</text:p>
          </table:table-cell>
          <table:table-cell table:style-name="ce4" office:value-type="date" office:date-value="1991-03-01" calcext:value-type="date">
            <text:p>1991-03-01</text:p>
          </table:table-cell>
          <table:table-cell office:value-type="string" calcext:value-type="string">
            <text:p>Ultra Games (NA)|Konami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oopy's Silly Sports Spectacular</text:p>
          </table:table-cell>
          <table:table-cell table:style-name="ce4" office:value-type="date" office:date-value="1990-04-01" calcext:value-type="date">
            <text:p>1990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ei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ow Brothers</text:p>
          </table:table-cell>
          <table:table-cell table:style-name="ce4" office:value-type="date" office:date-value="1991-11-01" calcext:value-type="date">
            <text:p>1991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cer</text:p>
          </table:table-cell>
          <table:table-cell table:style-name="ce4" office:value-type="date" office:date-value="1987-03-01" calcext:value-type="date">
            <text:p>1987-03-01</text:p>
          </table:table-cell>
          <table:table-cell table:style-name="ce4" office:value-type="date" office:date-value="1987-01-15" calcext:value-type="date">
            <text:p>1987-01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ar Jetman: Hunt for the Golden Warpship</text:p>
          </table:table-cell>
          <table:table-cell table:style-name="ce4" office:value-type="date" office:date-value="1990-09-01" calcext:value-type="date">
            <text:p>1990-09-01</text:p>
          </table:table-cell>
          <table:table-cell table:style-name="ce4" office:value-type="date" office:date-value="1991-09-26" calcext:value-type="date">
            <text:p>1991-09-26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omon's Key</text:p>
          </table:table-cell>
          <table:table-cell table:style-name="ce4" office:value-type="date" office:date-value="1987-07-01" calcext:value-type="date">
            <text:p>1987-07-01</text:p>
          </table:table-cell>
          <table:table-cell table:style-name="ce4" office:value-type="date" office:date-value="1990-03-30" calcext:value-type="date">
            <text:p>1990-03-30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stice: The Quest for the Staff of Demnos</text:p>
          </table:table-cell>
          <table:table-cell table:style-name="ce4" office:value-type="date" office:date-value="1990-06-01" calcext:value-type="date">
            <text:p>1990-06-01</text:p>
          </table:table-cell>
          <table:table-cell table:style-name="ce4" office:value-type="date" office:date-value="1991-09-26" calcext:value-type="date">
            <text:p>1991-09-26</text:p>
          </table:table-cell>
          <table:table-cell office:value-type="string" calcext:value-type="string">
            <text:p>Sony Imagesoft (NA)|Software Creations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ce Shuttle Project</text:p>
          </table:table-cell>
          <table:table-cell table:style-name="ce4" office:value-type="date" office:date-value="1991-11-01" calcext:value-type="date">
            <text:p>1991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bsolute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lunker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røderb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-Man: Return of the Sinister Six</text:p>
          </table:table-cell>
          <table:table-cell table:style-name="ce4" office:value-type="date" office:date-value="1992-10-01" calcext:value-type="date">
            <text:p>1992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t: The Video Game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rcadia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y Hunter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y vs. Spy</text:p>
          </table:table-cell>
          <table:table-cell table:style-name="ce4" office:value-type="date" office:date-value="1988-10-01" calcext:value-type="date">
            <text:p>1988-10-01</text:p>
          </table:table-cell>
          <table:table-cell table:style-name="ce4" office:value-type="date" office:date-value="1990-07-27" calcext:value-type="date">
            <text:p>1990-07-27</text:p>
          </table:table-cell>
          <table:table-cell office:value-type="string" calcext:value-type="string">
            <text:p>Sei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oon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Ir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ck-Up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6-09-01" calcext:value-type="date">
            <text:p>1986-09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dium Events</text:p>
          </table:table-cell>
          <table:table-cell table:style-name="ce4" office:value-type="date" office:date-value="1987-09-01" calcext:value-type="date">
            <text:p>1987-09-01</text:p>
          </table:table-cell>
          <table:table-cell table:style-name="ce4" office:value-type="date" office:date-value="1990-02-23" calcext:value-type="date">
            <text:p>1990-02-23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nley: The Search for Dr. Livingston</text:p>
          </table:table-cell>
          <table:table-cell table:style-name="ce4" office:value-type="date" office:date-value="1992-10-01" calcext:value-type="date">
            <text:p>1992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Electro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Force</text:p>
          </table:table-cell>
          <table:table-cell table:style-name="ce4" office:value-type="date" office:date-value="1987-11-01" calcext:value-type="date">
            <text:p>1987-11-01</text:p>
          </table:table-cell>
          <table:table-cell table:style-name="ce4" office:value-type="date" office:date-value="1990-04-27" calcext:value-type="date">
            <text:p>1990-04-27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Soldier</text:p>
          </table:table-cell>
          <table:table-cell table:style-name="ce4" office:value-type="date" office:date-value="1989-01-01" calcext:value-type="date">
            <text:p>1989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x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Trek: 25th Anniversary</text:p>
          </table:table-cell>
          <table:table-cell table:style-name="ce4" office:value-type="date" office:date-value="1992-02-01" calcext:value-type="date">
            <text:p>1992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Trek: The Next Generation</text:p>
          </table:table-cell>
          <table:table-cell table:style-name="ce4" office:value-type="date" office:date-value="1993-09-01" calcext:value-type="date">
            <text:p>1993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bsolute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Voyager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Wars</text:p>
          </table:table-cell>
          <table:table-cell table:style-name="ce4" office:value-type="date" office:date-value="1991-11-01" calcext:value-type="date">
            <text:p>1991-11-01</text:p>
          </table:table-cell>
          <table:table-cell table:style-name="ce4" office:value-type="date" office:date-value="1992-03-26" calcext:value-type="date">
            <text:p>1992-03-26</text:p>
          </table:table-cell>
          <table:table-cell office:value-type="string" calcext:value-type="string">
            <text:p>JVC (NA)|LucasArts (EU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Wars: The Empire Strikes Back</text:p>
          </table:table-cell>
          <table:table-cell table:style-name="ce4" office:value-type="date" office:date-value="1992-03-01" calcext:value-type="date">
            <text:p>1992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V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ship Hector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ropics</text:p>
          </table:table-cell>
          <table:table-cell table:style-name="ce4" office:value-type="date" office:date-value="1990-12-01" calcext:value-type="date">
            <text:p>1990-12-01</text:p>
          </table:table-cell>
          <table:table-cell table:style-name="ce4" office:value-type="date" office:date-value="1992-08-20" calcext:value-type="date">
            <text:p>1992-08-20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alth ATF</text:p>
          </table:table-cell>
          <table:table-cell table:style-name="ce4" office:value-type="date" office:date-value="1989-10-01" calcext:value-type="date">
            <text:p>1989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nger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eet Cop</text:p>
          </table:table-cell>
          <table:table-cell table:style-name="ce4" office:value-type="date" office:date-value="1989-06-01" calcext:value-type="date">
            <text:p>1989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eet Fighter 2010: The Final Fight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der</text:p>
          </table:table-cell>
          <table:table-cell table:style-name="ce4" office:value-type="date" office:date-value="1989-07-01" calcext:value-type="date">
            <text:p>1989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C</text:p>
          </table:table-cell>
          <table:table-cell table:style-name="ce4" office:value-type="date" office:date-value="1990-04-01" calcext:value-type="date">
            <text:p>1990-04-01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Cars</text:p>
          </table:table-cell>
          <table:table-cell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Electro B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Dodge Ball</text:p>
          </table:table-cell>
          <table:table-cell table:style-name="ce4" office:value-type="date" office:date-value="1988-06-01" calcext:value-type="date">
            <text:p>1988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ny Image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Glove Ball</text:p>
          </table:table-cell>
          <table:table-cell table:style-name="ce4" office:value-type="date" office:date-value="1990-10-01" calcext:value-type="date">
            <text:p>1990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att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Jeopardy!</text:p>
          </table:table-cell>
          <table:table-cell table:style-name="ce4" office:value-type="date" office:date-value="1991-09-01" calcext:value-type="date">
            <text:p>1991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Mario Bros.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7-05-15" calcext:value-type="date">
            <text:p>1987-05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Mario Bros./Duck Hunt</text:p>
          </table:table-cell>
          <table:table-cell table:style-name="ce4" office:value-type="date" office:date-value="1988-11-01" calcext:value-type="date">
            <text:p>1988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Mario Bros./Duck Hunt/World Class Track Meet</text:p>
          </table:table-cell>
          <table:table-cell table:style-name="ce4" office:value-type="date" office:date-value="1990-12-01" calcext:value-type="date">
            <text:p>1990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Mario Bros./Tetris/Nintendo World Cup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88-11-01" calcext:value-type="date">
            <text:p>1988-11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Mario Bros. 2</text:p>
          </table:table-cell>
          <table:table-cell table:style-name="ce4" office:value-type="date" office:date-value="1988-10-10" calcext:value-type="date">
            <text:p>1988-10-10</text:p>
          </table:table-cell>
          <table:table-cell table:style-name="ce4" office:value-type="date" office:date-value="1989-04-28" calcext:value-type="date">
            <text:p>1989-04-28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Mario Bros. 3</text:p>
          </table:table-cell>
          <table:table-cell table:style-name="ce4" office:value-type="date" office:date-value="1990-02-12" calcext:value-type="date">
            <text:p>1990-02-12</text:p>
          </table:table-cell>
          <table:table-cell table:style-name="ce4" office:value-type="date" office:date-value="1991-08-29" calcext:value-type="date">
            <text:p>1991-08-29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Pitfall</text:p>
          </table:table-cell>
          <table:table-cell table:style-name="ce4" office:value-type="date" office:date-value="1987-11-01" calcext:value-type="date">
            <text:p>1987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tivision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Spike V'Ball</text:p>
          </table:table-cell>
          <table:table-cell table:style-name="ce4" office:value-type="date" office:date-value="1990-02-01" calcext:value-type="date">
            <text:p>1990-02-01</text:p>
          </table:table-cell>
          <table:table-cell table:style-name="ce4" office:value-type="date" office:date-value="1992-01-23" calcext:value-type="date">
            <text:p>1992-01-23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Spike V'Ball/Nintendo World Cup</text:p>
          </table:table-cell>
          <table:table-cell table:style-name="ce4" office:value-type="date" office:date-value="1990-12-01" calcext:value-type="date">
            <text:p>1990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Spy Hunter</text:p>
          </table:table-cell>
          <table:table-cell table:style-name="ce4" office:value-type="date" office:date-value="1992-02-01" calcext:value-type="date">
            <text:p>1992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Team Games</text:p>
          </table:table-cell>
          <table:table-cell table:style-name="ce4" office:value-type="date" office:date-value="1988-11-01" calcext:value-type="date">
            <text:p>1988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Turrican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3-07-22" calcext:value-type="date">
            <text:p>1993-07-22</text:p>
          </table:table-cell>
          <table:table-cell office:value-type="string" calcext:value-type="string">
            <text:p>Imagine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man</text:p>
          </table:table-cell>
          <table:table-cell table:style-name="ce4" office:value-type="date" office:date-value="1988-12-01" calcext:value-type="date">
            <text:p>1988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ei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mp Thing</text:p>
          </table:table-cell>
          <table:table-cell table:style-name="ce4" office:value-type="date" office:date-value="1992-12-01" calcext:value-type="date">
            <text:p>1992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ord Master</text:p>
          </table:table-cell>
          <table:table-cell table:style-name="ce4" office:value-type="date" office:date-value="1992-01-01" calcext:value-type="date">
            <text:p>1992-01-01</text:p>
          </table:table-cell>
          <table:table-cell table:style-name="ce4" office:value-type="date" office:date-value="1993-01-21" calcext:value-type="date">
            <text:p>1993-01-21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ords and Serpents</text:p>
          </table:table-cell>
          <table:table-cell table:style-name="ce4" office:value-type="date" office:date-value="1990-08-01" calcext:value-type="date">
            <text:p>1990-08-01</text:p>
          </table:table-cell>
          <table:table-cell table:style-name="ce4" office:value-type="date" office:date-value="1991-11-28" calcext:value-type="date">
            <text:p>1991-11-28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oo: The Sixth Sense</text:p>
          </table:table-cell>
          <table:table-cell table:style-name="ce4" office:value-type="date" office:date-value="1989-04-01" calcext:value-type="date">
            <text:p>1989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radew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g Team Wrestling</text:p>
          </table:table-cell>
          <table:table-cell table:style-name="ce4" office:value-type="date" office:date-value="1986-10-01" calcext:value-type="date">
            <text:p>1986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leSpin</text:p>
          </table:table-cell>
          <table:table-cell table:style-name="ce4" office:value-type="date" office:date-value="1991-12-01" calcext:value-type="date">
            <text:p>1991-12-01</text:p>
          </table:table-cell>
          <table:table-cell table:style-name="ce4" office:value-type="date" office:date-value="1992-09-24" calcext:value-type="date">
            <text:p>1992-09-24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get: Renegade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mo Baseball</text:p>
          </table:table-cell>
          <table:table-cell table:style-name="ce4" office:value-type="date" office:date-value="1989-01-01" calcext:value-type="date">
            <text:p>1989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mo Bowl</text:p>
          </table:table-cell>
          <table:table-cell table:style-name="ce4" office:value-type="date" office:date-value="1989-02-01" calcext:value-type="date">
            <text:p>1989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mo Cup Soccer Game</text:p>
          </table:table-cell>
          <table:table-cell table:style-name="ce4" office:value-type="date" office:date-value="1992-09-01" calcext:value-type="date">
            <text:p>1992-09-01</text:p>
          </table:table-cell>
          <table:table-cell table:style-name="ce4" office:value-type="date" office:date-value="1992-09-24" calcext:value-type="date">
            <text:p>1992-09-24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mo NBA Basketball</text:p>
          </table:table-cell>
          <table:table-cell table:style-name="ce4" office:value-type="date" office:date-value="1992-11-01" calcext:value-type="date">
            <text:p>1992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mo Super Bowl</text:p>
          </table:table-cell>
          <table:table-cell table:style-name="ce4" office:value-type="date" office:date-value="1991-12-01" calcext:value-type="date">
            <text:p>1991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mo World Cup Soccer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mo World Wrestling</text:p>
          </table:table-cell>
          <table:table-cell table:style-name="ce4" office:value-type="date" office:date-value="1990-04-01" calcext:value-type="date">
            <text:p>1990-04-01</text:p>
          </table:table-cell>
          <table:table-cell table:style-name="ce4" office:value-type="date" office:date-value="1990-11-23" calcext:value-type="date">
            <text:p>1990-11-23</text:p>
          </table:table-cell>
          <table:table-cell office:value-type="string" calcext:value-type="string">
            <text:p>Tec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enage Mutant Ninja Turtles</text:p>
          </table:table-cell>
          <table:table-cell table:style-name="ce4" office:value-type="date" office:date-value="1989-06-01" calcext:value-type="date">
            <text:p>1989-06-01</text:p>
          </table:table-cell>
          <table:table-cell table:style-name="ce4" office:value-type="date" office:date-value="1990-08-17" calcext:value-type="date">
            <text:p>1990-08-17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enage Mutant Ninja Turtles II: The Arcade Game</text:p>
          </table:table-cell>
          <table:table-cell table:style-name="ce4" office:value-type="date" office:date-value="1990-12-01" calcext:value-type="date">
            <text:p>1990-12-01</text:p>
          </table:table-cell>
          <table:table-cell table:style-name="ce4" office:value-type="date" office:date-value="1991-11-14" calcext:value-type="date">
            <text:p>1991-11-14</text:p>
          </table:table-cell>
          <table:table-cell office:value-type="string" calcext:value-type="string">
            <text:p>Ultra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enage Mutant Ninja Turtles III: The Manhattan Project</text:p>
          </table:table-cell>
          <table:table-cell table:style-name="ce4" office:value-type="date" office:date-value="1992-02-01" calcext:value-type="date">
            <text:p>1992-02-01</text:p>
          </table:table-cell>
          <table:table-cell office:value-type="string" calcext:value-type="string">
            <text:p>Unreleased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enage Mutant Ninja Turtles: Tournament Fighters</text:p>
          </table:table-cell>
          <table:table-cell table:style-name="ce4" office:value-type="date" office:date-value="1994-02-01" calcext:value-type="date">
            <text:p>1994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nnis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6-09-01" calcext:value-type="date">
            <text:p>1986-09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Terminator</text:p>
          </table:table-cell>
          <table:table-cell table:style-name="ce4" office:value-type="date" office:date-value="1992-12-01" calcext:value-type="date">
            <text:p>1992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ndsca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ator 2: Judgment Day</text:p>
          </table:table-cell>
          <table:table-cell table:style-name="ce4" office:value-type="date" office:date-value="1992-02-01" calcext:value-type="date">
            <text:p>1992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a Cresta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Vic Tok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tris</text:p>
          </table:table-cell>
          <table:table-cell table:style-name="ce4" office:value-type="date" office:date-value="1989-11-01" calcext:value-type="date">
            <text:p>1989-11-01</text:p>
          </table:table-cell>
          <table:table-cell table:style-name="ce4" office:value-type="date" office:date-value="1990-02-23" calcext:value-type="date">
            <text:p>1990-02-23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tris 2</text:p>
          </table:table-cell>
          <table:table-cell table:style-name="ce4" office:value-type="date" office:date-value="1993-10-01" calcext:value-type="date">
            <text:p>1993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Three Stooges</text:p>
          </table:table-cell>
          <table:table-cell table:style-name="ce4" office:value-type="date" office:date-value="1989-10-01" calcext:value-type="date">
            <text:p>1989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under &amp; Lightning</text:p>
          </table:table-cell>
          <table:table-cell table:style-name="ce4" office:value-type="date" office:date-value="1990-12-01" calcext:value-type="date">
            <text:p>1990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Romst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underbirds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undercade</text:p>
          </table:table-cell>
          <table:table-cell table:style-name="ce4" office:value-type="date" office:date-value="1989-07-01" calcext:value-type="date">
            <text:p>1989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a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er Heli</text:p>
          </table:table-cell>
          <table:table-cell table:style-name="ce4" office:value-type="date" office:date-value="1987-09-01" calcext:value-type="date">
            <text:p>1987-09-01</text:p>
          </table:table-cell>
          <table:table-cell table:style-name="ce4" office:value-type="date" office:date-value="1990-01-17" calcext:value-type="date">
            <text:p>1990-01-17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 Lord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lton Bradley Comp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s of Lore</text:p>
          </table:table-cell>
          <table:table-cell table:style-name="ce4" office:value-type="date" office:date-value="1991-05-01" calcext:value-type="date">
            <text:p>1991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oh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 Toon Adventures</text:p>
          </table:table-cell>
          <table:table-cell table:style-name="ce4" office:value-type="date" office:date-value="1991-12-01" calcext:value-type="date">
            <text:p>1991-12-01</text:p>
          </table:table-cell>
          <table:table-cell table:style-name="ce4" office:value-type="date" office:date-value="1992-10-22" calcext:value-type="date">
            <text:p>1992-10-22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 Toon Adventures 2: Trouble in Wackyland</text:p>
          </table:table-cell>
          <table:table-cell table:style-name="ce4" office:value-type="date" office:date-value="1993-04-01" calcext:value-type="date">
            <text:p>1993-04-01</text:p>
          </table:table-cell>
          <table:table-cell table:style-name="ce4" office:value-type="date" office:date-value="1994-01-27" calcext:value-type="date">
            <text:p>1994-01-27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 Toon Adventures Cartoon Workshop</text:p>
          </table:table-cell>
          <table:table-cell table:style-name="ce4" office:value-type="date" office:date-value="1992-12-01" calcext:value-type="date">
            <text:p>1992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the Earth</text:p>
          </table:table-cell>
          <table:table-cell table:style-name="ce4" office:value-type="date" office:date-value="1989-11-01" calcext:value-type="date">
            <text:p>1989-11-01</text:p>
          </table:table-cell>
          <table:table-cell table:style-name="ce4" office:value-type="date" office:date-value="1990-02-23" calcext:value-type="date">
            <text:p>1990-02-23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ki</text:p>
          </table:table-cell>
          <table:table-cell table:style-name="ce4" office:value-type="date" office:date-value="1991-12-01" calcext:value-type="date">
            <text:p>1991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 and Jerry</text:p>
          </table:table-cell>
          <table:table-cell table:style-name="ce4" office:value-type="date" office:date-value="1991-12-01" calcext:value-type="date">
            <text:p>1991-12-01</text:p>
          </table:table-cell>
          <table:table-cell table:style-name="ce4" office:value-type="date" office:date-value="1992-10-22" calcext:value-type="date">
            <text:p>1992-10-22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bs &amp; Treasure</text:p>
          </table:table-cell>
          <table:table-cell table:style-name="ce4" office:value-type="date" office:date-value="1991-06-01" calcext:value-type="date">
            <text:p>1991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Gun</text:p>
          </table:table-cell>
          <table:table-cell table:style-name="ce4" office:value-type="date" office:date-value="1987-11-01" calcext:value-type="date">
            <text:p>1987-11-01</text:p>
          </table:table-cell>
          <table:table-cell table:style-name="ce4" office:value-type="date" office:date-value="1988-11-30" calcext:value-type="date">
            <text:p>1988-11-30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Gun: The Second Mission</text:p>
          </table:table-cell>
          <table:table-cell table:style-name="ce4" office:value-type="date" office:date-value="1990-01-01" calcext:value-type="date">
            <text:p>1990-01-01</text:p>
          </table:table-cell>
          <table:table-cell table:style-name="ce4" office:value-type="date" office:date-value="1991-10-24" calcext:value-type="date">
            <text:p>1991-10-24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Players' Tennis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sm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Recall</text:p>
          </table:table-cell>
          <table:table-cell table:style-name="ce4" office:value-type="date" office:date-value="1990-08-01" calcext:value-type="date">
            <text:p>1990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ly Rad</text:p>
          </table:table-cell>
          <table:table-cell table:style-name="ce4" office:value-type="date" office:date-value="1991-03-01" calcext:value-type="date">
            <text:p>1991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uch Down Fever</text:p>
          </table:table-cell>
          <table:table-cell table:style-name="ce4" office:value-type="date" office:date-value="1991-02-01" calcext:value-type="date">
            <text:p>1991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wn &amp; Country Surf Designs: Wood &amp; Water Rage</text:p>
          </table:table-cell>
          <table:table-cell table:style-name="ce4" office:value-type="date" office:date-value="1988-02-01" calcext:value-type="date">
            <text:p>1988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wn &amp; Country II: Thrilla's Surfari</text:p>
          </table:table-cell>
          <table:table-cell table:style-name="ce4" office:value-type="date" office:date-value="1992-03-01" calcext:value-type="date">
            <text:p>1992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xic Crusaders</text:p>
          </table:table-cell>
          <table:table-cell table:style-name="ce4" office:value-type="date" office:date-value="1992-04-01" calcext:value-type="date">
            <text:p>1992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&amp; Field</text:p>
          </table:table-cell>
          <table:table-cell table:style-name="ce4" office:value-type="date" office:date-value="1987-04-01" calcext:value-type="date">
            <text:p>1987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&amp; Field II</text:p>
          </table:table-cell>
          <table:table-cell table:style-name="ce4" office:value-type="date" office:date-value="1989-06-01" calcext:value-type="date">
            <text:p>1989-06-01</text:p>
          </table:table-cell>
          <table:table-cell table:style-name="ce4" office:value-type="date" office:date-value="1989-11-22" calcext:value-type="date">
            <text:p>1989-11-22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easure Master</text:p>
          </table:table-cell>
          <table:table-cell table:style-name="ce4" office:value-type="date" office:date-value="1991-12-01" calcext:value-type="date">
            <text:p>1991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oftwor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g!</text:p>
          </table:table-cell>
          <table:table-cell table:style-name="ce4" office:value-type="date" office:date-value="1991-10-01" calcext:value-type="date">
            <text:p>1991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jan</text:p>
          </table:table-cell>
          <table:table-cell table:style-name="ce4" office:value-type="date" office:date-value="1987-02-01" calcext:value-type="date">
            <text:p>1987-02-01</text:p>
          </table:table-cell>
          <table:table-cell table:style-name="ce4" office:value-type="date" office:date-value="1989-03-23" calcext:value-type="date">
            <text:p>1989-03-23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Trolls in Crazyland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American Softwor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in Cobra</text:p>
          </table:table-cell>
          <table:table-cell table:style-name="ce4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a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in Eagle</text:p>
          </table:table-cell>
          <table:table-cell table:style-name="ce4" office:value-type="date" office:date-value="1989-10-01" calcext:value-type="date">
            <text:p>1989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Romst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fouria: The Saga</text:p>
          </table:table-cell>
          <table:table-cell office:value-type="string" calcext:value-type="string">
            <text:p>Unreleased</text:p>
          </table:table-cell>
          <table:table-cell table:style-name="ce4" office:value-type="date" office:date-value="1992-11-19" calcext:value-type="date">
            <text:p>1992-11-19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tima III: Exodus</text:p>
          </table:table-cell>
          <table:table-cell table:style-name="ce4" office:value-type="date" office:date-value="1989-02-01" calcext:value-type="date">
            <text:p>1989-0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tima IV: Quest of the Avatar</text:p>
          </table:table-cell>
          <table:table-cell table:style-name="ce4" office:value-type="date" office:date-value="1990-12-01" calcext:value-type="date">
            <text:p>1990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tima V: Warriors of Destiny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timate Air Combat</text:p>
          </table:table-cell>
          <table:table-cell table:style-name="ce4" office:value-type="date" office:date-value="1992-04-01" calcext:value-type="date">
            <text:p>1992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t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timate Basketball</text:p>
          </table:table-cell>
          <table:table-cell table:style-name="ce4" office:value-type="date" office:date-value="1990-09-01" calcext:value-type="date">
            <text:p>1990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a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Uncanny X-Men</text:p>
          </table:table-cell>
          <table:table-cell table:style-name="ce4" office:value-type="date" office:date-value="1989-12-01" calcext:value-type="date">
            <text:p>1989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charted Waters</text:p>
          </table:table-cell>
          <table:table-cell table:style-name="ce4" office:value-type="date" office:date-value="1991-11-01" calcext:value-type="date">
            <text:p>1991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nvited</text:p>
          </table:table-cell>
          <table:table-cell table:style-name="ce4" office:value-type="date" office:date-value="1991-06-01" calcext:value-type="date">
            <text:p>1991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ei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Untouchables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Ocean Soft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ban Champion</text:p>
          </table:table-cell>
          <table:table-cell table:style-name="ce4" office:value-type="date" office:date-value="1986-08-01" calcext:value-type="date">
            <text:p>1986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gas Dream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AL Ame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e: Project Doom</text:p>
          </table:table-cell>
          <table:table-cell table:style-name="ce4" office:value-type="date" office:date-value="1991-11-01" calcext:value-type="date">
            <text:p>1991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merican Sa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mation</text:p>
          </table:table-cell>
          <table:table-cell table:style-name="ce4" office:value-type="date" office:date-value="1991-06-01" calcext:value-type="date">
            <text:p>1991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leyball</text:p>
          </table:table-cell>
          <table:table-cell table:style-name="ce4" office:value-type="date" office:date-value="1987-03-01" calcext:value-type="date">
            <text:p>1987-03-01</text:p>
          </table:table-cell>
          <table:table-cell table:style-name="ce4" office:value-type="date" office:date-value="1987-11-15" calcext:value-type="date">
            <text:p>1987-11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cky Races</text:p>
          </table:table-cell>
          <table:table-cell table:style-name="ce4" office:value-type="date" office:date-value="1992-05-01" calcext:value-type="date">
            <text:p>1992-05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tl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l Street Kid</text:p>
          </table:table-cell>
          <table:table-cell table:style-name="ce4" office:value-type="date" office:date-value="1990-06-01" calcext:value-type="date">
            <text:p>1990-06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OF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io's Woods</text:p>
          </table:table-cell>
          <table:table-cell table:style-name="ce4" office:value-type="date" office:date-value="1994-12-10" calcext:value-type="date">
            <text:p>1994-12-10</text:p>
          </table:table-cell>
          <table:table-cell table:style-name="ce4" office:value-type="date" office:date-value="1995-01-01" calcext:value-type="date">
            <text:p>1995-01-01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yne Gretzky Hockey</text:p>
          </table:table-cell>
          <table:table-cell table:style-name="ce4" office:value-type="date" office:date-value="1991-01-01" calcext:value-type="date">
            <text:p>1991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Nintendo R&amp;D1</text:p>
          </table:table-cell>
          <table:table-cell table:number-columns-repeated="2"/>
          <table:table-cell office:value-type="string" calcext:value-type="string">
            <text:p>Puzz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yne's World</text:p>
          </table:table-cell>
          <table:table-cell table:style-name="ce4" office:value-type="date" office:date-value="1993-11-01" calcext:value-type="date">
            <text:p>1993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CW Wrestling</text:p>
          </table:table-cell>
          <table:table-cell table:style-name="ce4" office:value-type="date" office:date-value="1990-04-01" calcext:value-type="date">
            <text:p>1990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rewolf: The Last Warrior</text:p>
          </table:table-cell>
          <table:table-cell table:style-name="ce4" office:value-type="date" office:date-value="1990-11-01" calcext:value-type="date">
            <text:p>1990-11-01</text:p>
          </table:table-cell>
          <table:table-cell table:style-name="ce4" office:value-type="date" office:date-value="1991-09-26" calcext:value-type="date">
            <text:p>1991-09-26</text:p>
          </table:table-cell>
          <table:table-cell office:value-type="string" calcext:value-type="string">
            <text:p>Data 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el of Fortune</text:p>
          </table:table-cell>
          <table:table-cell table:style-name="ce4" office:value-type="date" office:date-value="1988-09-01" calcext:value-type="date">
            <text:p>1988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el of Fortune Family Edition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el of Fortune: Featuring Vanna White</text:p>
          </table:table-cell>
          <table:table-cell table:style-name="ce4" office:value-type="date" office:date-value="1992-01-01" calcext:value-type="date">
            <text:p>1992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el of Fortune Junior Edition</text:p>
          </table:table-cell>
          <table:table-cell table:style-name="ce4" office:value-type="date" office:date-value="1989-10-01" calcext:value-type="date">
            <text:p>1989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GameT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 in Time Is Carmen Sandiego?</text:p>
          </table:table-cell>
          <table:table-cell table:style-name="ce4" office:value-type="date" office:date-value="1991-10-01" calcext:value-type="date">
            <text:p>1991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's Waldo?</text:p>
          </table:table-cell>
          <table:table-cell table:style-name="ce4" office:value-type="date" office:date-value="1991-09-01" calcext:value-type="date">
            <text:p>1991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T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o Framed Roger Rabbit?</text:p>
          </table:table-cell>
          <table:table-cell table:style-name="ce4" office:value-type="date" office:date-value="1989-09-01" calcext:value-type="date">
            <text:p>1989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omp 'Em</text:p>
          </table:table-cell>
          <table:table-cell table:style-name="ce4" office:value-type="date" office:date-value="1991-03-01" calcext:value-type="date">
            <text:p>1991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dget</text:p>
          </table:table-cell>
          <table:table-cell table:style-name="ce4" office:value-type="date" office:date-value="1992-11-01" calcext:value-type="date">
            <text:p>1992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tl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d Gunman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8-02-15" calcext:value-type="date">
            <text:p>1988-02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ow</text:p>
          </table:table-cell>
          <table:table-cell table:style-name="ce4" office:value-type="date" office:date-value="1989-12-01" calcext:value-type="date">
            <text:p>1989-12-01</text:p>
          </table:table-cell>
          <table:table-cell table:style-name="ce4" office:value-type="date" office:date-value="1991-11-28" calcext:value-type="date">
            <text:p>1991-11-28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, Lose, or Draw</text:p>
          </table:table-cell>
          <table:table-cell table:style-name="ce4" office:value-type="date" office:date-value="1990-03-01" calcext:value-type="date">
            <text:p>1990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i Tech Expres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ter Games</text:p>
          </table:table-cell>
          <table:table-cell table:style-name="ce4" office:value-type="date" office:date-value="1987-09-01" calcext:value-type="date">
            <text:p>1987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zardry: Proving Grounds of the Mad Overlord</text:p>
          </table:table-cell>
          <table:table-cell table:style-name="ce4" office:value-type="date" office:date-value="1990-07-01" calcext:value-type="date">
            <text:p>1990-07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SCI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zardry II: The Knight of Diamonds</text:p>
          </table:table-cell>
          <table:table-cell table:style-name="ce4" office:value-type="date" office:date-value="1992-04-01" calcext:value-type="date">
            <text:p>1992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SCI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zards &amp; Warriors</text:p>
          </table:table-cell>
          <table:table-cell table:style-name="ce4" office:value-type="date" office:date-value="1987-12-01" calcext:value-type="date">
            <text:p>1987-12-01</text:p>
          </table:table-cell>
          <table:table-cell table:style-name="ce4" office:value-type="date" office:date-value="1990-01-17" calcext:value-type="date">
            <text:p>1990-01-17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zards &amp; Warriors III: Kuros: Visions of Power</text:p>
          </table:table-cell>
          <table:table-cell table:style-name="ce4" office:value-type="date" office:date-value="1992-03-01" calcext:value-type="date">
            <text:p>1992-03-01</text:p>
          </table:table-cell>
          <table:table-cell table:style-name="ce4" office:value-type="date" office:date-value="1993-01-21" calcext:value-type="date">
            <text:p>1993-01-21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lverine</text:p>
          </table:table-cell>
          <table:table-cell table:style-name="ce4" office:value-type="date" office:date-value="1991-10-01" calcext:value-type="date">
            <text:p>1991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ld Champ</text:p>
          </table:table-cell>
          <table:table-cell table:style-name="ce4" office:value-type="date" office:date-value="1991-04-01" calcext:value-type="date">
            <text:p>1991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Romst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ld Class Track Meet</text:p>
          </table:table-cell>
          <table:table-cell table:style-name="ce4" office:value-type="date" office:date-value="1988-08-01" calcext:value-type="date">
            <text:p>1988-08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ld Games</text:p>
          </table:table-cell>
          <table:table-cell table:style-name="ce4" office:value-type="date" office:date-value="1989-03-01" calcext:value-type="date">
            <text:p>1989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ilton Bradley Comp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ath of the Black Manta</text:p>
          </table:table-cell>
          <table:table-cell table:style-name="ce4" office:value-type="date" office:date-value="1990-04-01" calcext:value-type="date">
            <text:p>1990-04-01</text:p>
          </table:table-cell>
          <table:table-cell table:style-name="ce4" office:value-type="date" office:date-value="1991-01-24" calcext:value-type="date">
            <text:p>1991-01-24</text:p>
          </table:table-cell>
          <table:table-cell office:value-type="string" calcext:value-type="string">
            <text:p>Ta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ecking Crew</text:p>
          </table:table-cell>
          <table:table-cell table:style-name="ce4" office:value-type="date" office:date-value="1985-10-18" calcext:value-type="date">
            <text:p>1985-10-18</text:p>
          </table:table-cell>
          <table:table-cell table:style-name="ce4" office:value-type="date" office:date-value="1987-10-15" calcext:value-type="date">
            <text:p>1987-10-15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urm: Journey to the Center of the Earth</text:p>
          </table:table-cell>
          <table:table-cell table:style-name="ce4" office:value-type="date" office:date-value="1991-11-01" calcext:value-type="date">
            <text:p>1991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sm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WF King of the Ring</text:p>
          </table:table-cell>
          <table:table-cell table:style-name="ce4" office:value-type="date" office:date-value="1993-11-01" calcext:value-type="date">
            <text:p>1993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WF WrestleMania</text:p>
          </table:table-cell>
          <table:table-cell table:style-name="ce4" office:value-type="date" office:date-value="1989-01-01" calcext:value-type="date">
            <text:p>1989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WF WrestleMania Challenge</text:p>
          </table:table-cell>
          <table:table-cell table:style-name="ce4" office:value-type="date" office:date-value="1990-11-01" calcext:value-type="date">
            <text:p>1990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LJ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WF WrestleMania: Steel Cage Challenge</text:p>
          </table:table-cell>
          <table:table-cell table:style-name="ce4" office:value-type="date" office:date-value="1992-09-01" calcext:value-type="date">
            <text:p>1992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cclaim Entertai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enophobe</text:p>
          </table:table-cell>
          <table:table-cell table:style-name="ce4" office:value-type="date" office:date-value="1988-12-01" calcext:value-type="date">
            <text:p>1988-12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Sun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evious</text:p>
          </table:table-cell>
          <table:table-cell table:style-name="ce4" office:value-type="date" office:date-value="1988-09-01" calcext:value-type="date">
            <text:p>1988-09-01</text:p>
          </table:table-cell>
          <table:table-cell table:style-name="ce4" office:value-type="date" office:date-value="1989-10-25" calcext:value-type="date">
            <text:p>1989-10-25</text:p>
          </table:table-cell>
          <table:table-cell office:value-type="string" calcext:value-type="string">
            <text:p>Band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exyz</text:p>
          </table:table-cell>
          <table:table-cell table:style-name="ce4" office:value-type="date" office:date-value="1990-04-01" calcext:value-type="date">
            <text:p>1990-04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Hudson 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! Noid</text:p>
          </table:table-cell>
          <table:table-cell table:style-name="ce4" office:value-type="date" office:date-value="1990-11-01" calcext:value-type="date">
            <text:p>1990-1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Cap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shi</text:p>
          </table:table-cell>
          <table:table-cell table:style-name="ce4" office:value-type="date" office:date-value="1992-06-01" calcext:value-type="date">
            <text:p>1992-06-01</text:p>
          </table:table-cell>
          <table:table-cell table:style-name="ce4" office:value-type="date" office:date-value="1992-12-30" calcext:value-type="date">
            <text:p>1992-12-30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shi's Cookie</text:p>
          </table:table-cell>
          <table:table-cell table:style-name="ce4" office:value-type="date" office:date-value="1993-04-01" calcext:value-type="date">
            <text:p>1993-04-01</text:p>
          </table:table-cell>
          <table:table-cell table:style-name="ce4" office:value-type="date" office:date-value="1994-04-28" calcext:value-type="date">
            <text:p>1994-04-28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ung Indiana Jones Chronicles</text:p>
          </table:table-cell>
          <table:table-cell table:style-name="ce4" office:value-type="date" office:date-value="1993-01-01" calcext:value-type="date">
            <text:p>1993-01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Jal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nac</text:p>
          </table:table-cell>
          <table:table-cell table:style-name="ce4" office:value-type="date" office:date-value="1987-10-01" calcext:value-type="date">
            <text:p>1987-10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F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lda II: The Adventure of Link</text:p>
          </table:table-cell>
          <table:table-cell table:style-name="ce4" office:value-type="date" office:date-value="1988-12-01" calcext:value-type="date">
            <text:p>1988-12-01</text:p>
          </table:table-cell>
          <table:table-cell table:style-name="ce4" office:value-type="date" office:date-value="1988-09-26" calcext:value-type="date">
            <text:p>1988-09-26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n the Intergalactic Ninja</text:p>
          </table:table-cell>
          <table:table-cell table:style-name="ce4" office:value-type="date" office:date-value="1993-03-01" calcext:value-type="date">
            <text:p>1993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Kona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da's Revenge: StarTropics II</text:p>
          </table:table-cell>
          <table:table-cell table:style-name="ce4" office:value-type="date" office:date-value="1994-03-01" calcext:value-type="date">
            <text:p>1994-03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inten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e Nation</text:p>
          </table:table-cell>
          <table:table-cell table:style-name="ce4" office:value-type="date" office:date-value="1991-09-01" calcext:value-type="date">
            <text:p>1991-09-0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Meldac</text:p>
          </table:table-cell>
          <table:table-cell table:number-columns-repeated="1019"/>
        </table:table-row>
        <table:table-row table:style-name="ro1" table:number-rows-repeated="10478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7-01-22T21:38:45.458963317</meta:creation-date>
    <meta:generator>LibreOffice/5.0.3.2$Linux_X86_64 LibreOffice_project/00m0$Build-2</meta:generator>
    <dc:date>2017-01-22T22:50:32.643588146</dc:date>
    <dc:creator>pedro </dc:creator>
    <meta:editing-duration>PT10M43S</meta:editing-duration>
    <meta:editing-cycles>1</meta:editing-cycles>
    <meta:document-statistic meta:table-count="1" meta:cell-count="2863" meta:object-count="0"/>
  </office:meta>
</office:document-meta>
</file>